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P1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center" style:justify-single-word="false" fo:text-indent="0cm" style:auto-text-indent="false"/>
      <style:text-properties style:font-name="Times New Roman" fo:font-size="14pt" fo:font-weight="normal" officeooo:paragraph-rsid="00142f08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center" style:justify-single-word="false" fo:text-indent="0cm" style:auto-text-indent="false"/>
      <style:text-properties style:font-name="Times New Roman" fo:font-size="16pt" fo:font-weight="bold" officeooo:paragraph-rsid="00142f08" style:font-size-asian="16pt" style:font-weight-asian="bold" style:font-size-complex="16pt" style:font-weight-complex="bold"/>
    </style:style>
    <style:style style:name="P3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center" style:justify-single-word="false" fo:text-indent="0cm" style:auto-text-indent="false"/>
      <style:text-properties style:font-name="Times New Roman" fo:font-size="16pt" fo:font-weight="bold" officeooo:rsid="00142f08" officeooo:paragraph-rsid="00142f08" style:font-size-asian="16pt" style:font-weight-asian="bold" style:font-size-complex="16pt" style:font-weight-complex="bold"/>
    </style:style>
    <style:style style:name="P4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end" style:justify-single-word="false" fo:text-indent="0cm" style:auto-text-indent="false"/>
      <style:text-properties style:font-name="Times New Roman" fo:font-size="16pt" fo:font-weight="normal" officeooo:rsid="00142f08" officeooo:paragraph-rsid="00142f08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center" style:justify-single-word="false" fo:text-indent="0cm" style:auto-text-indent="false"/>
      <style:text-properties style:font-name="Times New Roman" fo:font-size="16pt" fo:font-weight="normal" officeooo:rsid="00142f08" officeooo:paragraph-rsid="00142f08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center" style:justify-single-word="false" fo:text-indent="0cm" style:auto-text-indent="false"/>
      <style:text-properties style:font-name="Times New Roman" fo:font-size="16pt" fo:font-weight="normal" officeooo:rsid="000261e5" officeooo:paragraph-rsid="00142f08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center" style:justify-single-word="false" fo:text-indent="0cm" style:auto-text-indent="false"/>
      <style:text-properties style:font-name="Times New Roman" fo:font-size="16pt" fo:font-weight="normal" officeooo:paragraph-rsid="00142f08" style:font-size-asian="16pt" style:font-weight-asian="normal" style:font-size-complex="16pt" style:font-weight-complex="normal"/>
    </style:style>
    <style:style style:name="P8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font-weight="bold" officeooo:rsid="00142f08" officeooo:paragraph-rsid="00142f08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font-weight="bold" officeooo:rsid="00143083" officeooo:paragraph-rsid="00143083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font-weight="normal" officeooo:rsid="00142f08" officeooo:paragraph-rsid="00142f08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font-weight="normal" officeooo:rsid="00143083" officeooo:paragraph-rsid="00143083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font-weight="normal" officeooo:rsid="00143083" officeooo:paragraph-rsid="00190a40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font-weight="normal" officeooo:rsid="00190a40" officeooo:paragraph-rsid="00190a40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font-weight="normal" officeooo:rsid="001a5862" officeooo:paragraph-rsid="001a5862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en" fo:country="US" fo:font-weight="normal" officeooo:rsid="00142f08" officeooo:paragraph-rsid="00142f08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en" fo:country="US" fo:font-weight="normal" officeooo:rsid="00143083" officeooo:paragraph-rsid="00143083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bold" officeooo:rsid="00142f08" officeooo:paragraph-rsid="00142f08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bold" officeooo:rsid="001e2284" officeooo:paragraph-rsid="001e2284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01a5862" officeooo:paragraph-rsid="001a586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129bf07" officeooo:paragraph-rsid="0017764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129bf07" officeooo:paragraph-rsid="001c766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0183abb" officeooo:paragraph-rsid="00183ab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2850657" officeooo:paragraph-rsid="001c766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2cedce4" officeooo:paragraph-rsid="001c766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en" fo:country="US" fo:font-weight="normal" officeooo:rsid="0017764a" officeooo:paragraph-rsid="0017764a" style:font-size-asian="12pt" style:font-weight-asian="normal" style:font-size-complex="12pt" style:font-weight-complex="normal"/>
    </style:style>
    <style:style style:name="P26" style:family="paragraph" style:parent-style-name="Standard_20__28_user_29_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229470e" officeooo:paragraph-rsid="00142f0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129bf07" officeooo:paragraph-rsid="001c766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2c94489" officeooo:paragraph-rsid="001c766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2cb3124" officeooo:paragraph-rsid="001c766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2cedce4" officeooo:paragraph-rsid="001c766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2850657" officeooo:paragraph-rsid="001c7664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143f629" officeooo:paragraph-rsid="001c7664" style:font-size-asian="12pt" style:font-weight-asian="normal" style:font-size-complex="12pt" style:font-weight-complex="normal"/>
    </style:style>
    <style:style style:name="P33" style:family="paragraph" style:parent-style-name="Standard_20__28_user_29_">
      <style:text-properties style:font-name="Times New Roman" fo:font-size="12pt" fo:language="ru" fo:country="RU" fo:font-weight="normal" officeooo:rsid="0229470e" officeooo:paragraph-rsid="00142f08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a8fae" officeooo:paragraph-rsid="001a8fae" style:font-size-asian="10.5pt" style:font-weight-asian="bold" style:font-size-complex="12pt" style:font-weight-complex="bold"/>
    </style:style>
    <style:style style:name="P3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</style:style>
    <style:style style:name="P3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Courier New1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a9b7c6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a9b7c6" style:font-name="Courier New1"/>
    </style:style>
    <style:style style:name="P39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a9b7c6" style:font-name="Courier New1" fo:font-size="12pt" style:font-size-asian="10.5pt" style:font-size-complex="12pt"/>
    </style:style>
    <style:style style:name="P40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a9b7c6" style:font-name="Courier New1" fo:font-size="12pt" style:font-size-asian="12pt" style:font-size-complex="12pt"/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fo:color="#cc7832"/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fo:color="#cc7832" style:font-name="Courier New1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1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45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Courier New1" fo:font-size="12pt" style:font-size-asian="10.5pt" style:font-size-complex="12pt"/>
    </style:style>
    <style:style style:name="P46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Courier New1"/>
    </style:style>
    <style:style style:name="P47" style:family="paragraph" style:parent-style-name="Standard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text-position="0% 100%" style:font-name="Times New Roman" fo:font-size="12pt" fo:language="ru" fo:country="RU" fo:font-weight="normal" officeooo:rsid="02850657" officeooo:paragraph-rsid="001c766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text-position="0% 100%" style:font-name="Times New Roman" fo:font-size="12pt" fo:language="ru" fo:country="RU" fo:font-weight="normal" officeooo:rsid="02c4406e" officeooo:paragraph-rsid="001c7664" fo:background-color="transparent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a9b7c6" style:font-name="Courier New1"/>
    </style:style>
    <style:style style:name="P50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Courier New1"/>
    </style:style>
    <style:style style:name="P51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Courier New1" fo:font-size="8pt" style:font-size-asian="8pt" style:font-size-complex="8pt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53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Courier New1" fo:font-size="12pt" style:font-size-asian="10.5pt" style:font-size-complex="12pt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 fo:font-size="8pt" style:font-size-asian="8pt" style:font-size-complex="8pt"/>
    </style:style>
    <style:style style:name="P55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Courier New1" fo:font-size="8pt" style:font-size-asian="8pt" style:font-size-complex="8pt"/>
    </style:style>
    <style:style style:name="P56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end" style:justify-single-word="false" fo:text-indent="0cm" style:auto-text-indent="false"/>
      <style:text-properties style:font-name="Times New Roman" fo:font-size="16pt" fo:font-weight="normal" officeooo:rsid="00142f08" officeooo:paragraph-rsid="00142f08" style:font-size-asian="16pt" style:font-weight-asian="normal" style:font-size-complex="16pt" style:font-weight-complex="normal"/>
    </style:style>
    <style:style style:name="P57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0142f08" officeooo:paragraph-rsid="00142f08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0143083" officeooo:paragraph-rsid="00143083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01a8fae" officeooo:paragraph-rsid="001a5862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01c7664" officeooo:paragraph-rsid="001c7664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normal" officeooo:rsid="001e2284" officeooo:paragraph-rsid="001e2284" style:font-size-asian="10.5pt" style:font-weight-asian="normal" style:font-size-complex="12pt" style:font-weight-complex="normal"/>
    </style:style>
    <style:style style:name="P62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bold" officeooo:rsid="00142f08" officeooo:paragraph-rsid="00142f08" style:font-size-asian="10.5pt" style:font-weight-asian="bold" style:font-size-complex="12pt" style:font-weight-complex="bold"/>
    </style:style>
    <style:style style:name="P63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ru" fo:country="RU" fo:font-weight="bold" officeooo:rsid="001c7664" officeooo:paragraph-rsid="001eb4fd" style:font-size-asian="10.5pt" style:font-weight-asian="bold" style:font-size-complex="12pt" style:font-weight-complex="bold"/>
    </style:style>
    <style:style style:name="P64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en" fo:country="US" fo:font-weight="normal" officeooo:rsid="00160d36" officeooo:paragraph-rsid="00143083" style:font-size-asian="10.5pt" style:font-weight-asian="normal" style:font-size-complex="12pt" style:font-weight-complex="normal"/>
    </style:style>
    <style:style style:name="P65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en" fo:country="US" fo:font-weight="bold" officeooo:rsid="001c7664" officeooo:paragraph-rsid="001eb4fd" style:font-size-asian="10.5pt" style:font-weight-asian="bold" style:font-size-complex="12pt" style:font-weight-complex="bold"/>
    </style:style>
    <style:style style:name="P66" style:family="paragraph" style:parent-style-name="Text_20_body">
      <style:paragraph-properties loext:contextual-spacing="false"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font-name="Times New Roman" fo:font-size="12pt" fo:language="en" fo:country="US" fo:font-weight="bold" officeooo:rsid="001eb4fd" officeooo:paragraph-rsid="001eb4fd" style:font-size-asian="10.5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13d1681"/>
    </style:style>
    <style:style style:name="T3" style:family="text">
      <style:text-properties fo:language="ru" fo:country="RU" officeooo:rsid="01ec636a"/>
    </style:style>
    <style:style style:name="T4" style:family="text">
      <style:text-properties fo:language="ru" fo:country="RU" officeooo:rsid="01ed4cbd"/>
    </style:style>
    <style:style style:name="T5" style:family="text">
      <style:text-properties fo:language="ru" fo:country="RU" officeooo:rsid="00183abb"/>
    </style:style>
    <style:style style:name="T6" style:family="text">
      <style:text-properties fo:language="ru" fo:country="RU" officeooo:rsid="029209bf"/>
    </style:style>
    <style:style style:name="T7" style:family="text">
      <style:text-properties fo:language="ru" fo:country="RU" officeooo:rsid="01a16ee3"/>
    </style:style>
    <style:style style:name="T8" style:family="text">
      <style:text-properties fo:language="ru" fo:country="RU" officeooo:rsid="029508bb"/>
    </style:style>
    <style:style style:name="T9" style:family="text">
      <style:text-properties fo:language="ru" fo:country="RU" officeooo:rsid="002c8169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weight="normal" officeooo:rsid="001e2284" style:font-weight-asian="normal" style:font-weight-complex="normal"/>
    </style:style>
    <style:style style:name="T12" style:family="text">
      <style:text-properties officeooo:rsid="01ec636a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2850657"/>
    </style:style>
    <style:style style:name="T15" style:family="text">
      <style:text-properties fo:language="en" fo:country="US" officeooo:rsid="029209bf"/>
    </style:style>
    <style:style style:name="T16" style:family="text">
      <style:text-properties fo:language="en" fo:country="US" officeooo:rsid="02cb3124"/>
    </style:style>
    <style:style style:name="T17" style:family="text">
      <style:text-properties fo:language="en" fo:country="US" officeooo:rsid="02cdaf2f"/>
    </style:style>
    <style:style style:name="T18" style:family="text">
      <style:text-properties fo:language="en" fo:country="US" officeooo:rsid="02d2b129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fo:font-weight="normal" officeooo:rsid="001c7664" style:font-weight-asian="normal" style:font-weight-complex="normal"/>
    </style:style>
    <style:style style:name="T21" style:family="text">
      <style:text-properties fo:language="en" fo:country="US" fo:font-weight="normal" officeooo:rsid="001eb4fd" style:font-weight-asian="normal" style:font-weight-complex="normal"/>
    </style:style>
    <style:style style:name="T22" style:family="text">
      <style:text-properties officeooo:rsid="00160d36"/>
    </style:style>
    <style:style style:name="T23" style:family="text">
      <style:text-properties officeooo:rsid="001a5862"/>
    </style:style>
    <style:style style:name="T24" style:family="text">
      <style:text-properties officeooo:rsid="001a8fae"/>
    </style:style>
    <style:style style:name="T25" style:family="text">
      <style:text-properties fo:color="#9876aa"/>
    </style:style>
    <style:style style:name="T26" style:family="text">
      <style:text-properties fo:color="#9876aa" style:font-name="Courier New1"/>
    </style:style>
    <style:style style:name="T27" style:family="text">
      <style:text-properties fo:color="#cc7832"/>
    </style:style>
    <style:style style:name="T28" style:family="text">
      <style:text-properties fo:color="#cc7832" style:font-name="Courier New1"/>
    </style:style>
    <style:style style:name="T29" style:family="text">
      <style:text-properties fo:color="#808080"/>
    </style:style>
    <style:style style:name="T30" style:family="text">
      <style:text-properties fo:color="#808080" style:font-name="Courier New1"/>
    </style:style>
    <style:style style:name="T31" style:family="text">
      <style:text-properties style:font-name="Courier New1"/>
    </style:style>
    <style:style style:name="T32" style:family="text">
      <style:text-properties fo:color="#6897bb"/>
    </style:style>
    <style:style style:name="T33" style:family="text">
      <style:text-properties fo:color="#6897bb" style:font-name="Courier New1"/>
    </style:style>
    <style:style style:name="T34" style:family="text">
      <style:text-properties fo:color="#a9b7c6" style:font-name="Courier New1"/>
    </style:style>
    <style:style style:name="T35" style:family="text">
      <style:text-properties officeooo:rsid="02850657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 officeooo:rsid="02850657"/>
    </style:style>
    <style:style style:name="T38" style:family="text">
      <style:text-properties style:text-position="0% 100%"/>
    </style:style>
    <style:style style:name="T39" style:family="text">
      <style:text-properties style:text-position="0% 100%" officeooo:rsid="02850657"/>
    </style:style>
    <style:style style:name="T40" style:family="text">
      <style:text-properties style:text-position="0% 100%" fo:language="en" fo:country="US" officeooo:rsid="02850657"/>
    </style:style>
    <style:style style:name="T41" style:family="text">
      <style:text-properties style:text-position="0% 100%" fo:background-color="transparent" loext:char-shading-value="0"/>
    </style:style>
    <style:style style:name="T42" style:family="text">
      <style:text-properties style:text-position="0% 100%" officeooo:rsid="02867be3" fo:background-color="transparent" loext:char-shading-value="0"/>
    </style:style>
    <style:style style:name="T43" style:family="text">
      <style:text-properties style:text-position="0% 100%" officeooo:rsid="02c4406e" fo:background-color="transparent" loext:char-shading-value="0"/>
    </style:style>
    <style:style style:name="T44" style:family="text">
      <style:text-properties style:text-position="0% 100%" officeooo:rsid="02867be3"/>
    </style:style>
    <style:style style:name="T45" style:family="text">
      <style:text-properties style:text-position="0% 100%" officeooo:rsid="02c2645e"/>
    </style:style>
    <style:style style:name="T46" style:family="text">
      <style:text-properties officeooo:rsid="02817c0a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2d3a27b" style:font-weight-asian="bold" style:font-weight-complex="bold"/>
    </style:style>
    <style:style style:name="T49" style:family="text">
      <style:text-properties officeooo:rsid="02d3a27b"/>
    </style:style>
    <style:style style:name="T50" style:family="text">
      <style:text-properties officeooo:rsid="02cb3124"/>
    </style:style>
    <style:style style:name="T51" style:family="text">
      <style:text-properties officeooo:rsid="02cbe7ac"/>
    </style:style>
    <style:style style:name="T52" style:family="text">
      <style:text-properties officeooo:rsid="02cdaf2f"/>
    </style:style>
    <style:style style:name="T53" style:family="text">
      <style:text-properties officeooo:rsid="02d2b129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e2284" style:font-weight-asian="normal" style:font-weight-complex="normal"/>
    </style:style>
    <style:style style:name="T56" style:family="text">
      <style:text-properties fo:font-weight="normal" officeooo:rsid="001c7664" style:font-weight-asian="normal" style:font-weight-complex="normal"/>
    </style:style>
    <style:style style:name="T57" style:family="text">
      <style:text-properties fo:font-weight="normal" officeooo:rsid="001eb4fd" style:font-weight-asian="normal" style:font-weight-complex="normal"/>
    </style:style>
    <style:style style:name="T58" style:family="text">
      <style:text-properties officeooo:rsid="001c766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ИНОБРНАУКИ РОССИИ</text:p>
      <text:p text:style-name="P7">ФЕДЕРАЛЬНОЕ ГОСУДАРСТВЕННОЕ БЮДЖЕТНОЕ ОБРАЗОВАТЕЛЬНОЕ </text:p>
      <text:p text:style-name="P7">УЧРЕЖДЕНИЕ ВЫСШЕГО <text:span text:style-name="T2">ПРОФЕССИОНАЛЬНОГО</text:span> ОБРАЗОВАНИЯ</text:p>
      <text:p text:style-name="P7">«ВОРОНЕЖСКИЙ ГОСУДАРСТВЕННЫЙ УНИВЕРСИТЕТ»</text:p>
      <text:p text:style-name="P7">(ФГБОУ ВО «ВГУ»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Л</text:span>абораторн<text:span text:style-name="T2">ая</text:span> работ<text:span text:style-name="T2">а</text:span> №<text:span text:style-name="T12">2</text:span></text:p>
      <text:p text:style-name="P2"><text:span text:style-name="T2">Тема: </text:span>«<text:span text:style-name="T3">Решение задачи </text:span><text:span text:style-name="T4">К</text:span><text:span text:style-name="T3">оши с заданной точностью<text:line-break/>методом Рунге-Кутта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 студент 3 курса 8 группы: Кураков Н.П.</text:p>
      <text:p text:style-name="P4">Преподаватель: Шабунина З.А.</text:p>
      <text:p text:style-name="P5"/>
      <text:p text:style-name="P5"/>
      <text:p text:style-name="P5">ВОРОНЕЖ 2019</text:p>
      <text:p text:style-name="P3"><text:soft-page-break/>1. Постановка задачи</text:p>
      <text:p text:style-name="P8">Назначение:</text:p>
      <text:p text:style-name="P10">Интегрирование обыкновенного дифференциального уравнения вида <draw:frame draw:style-name="fr1" draw:name="Объект10" text:anchor-type="as-char" svg:y="-0.377cm" svg:width="4.233cm" svg:height="0.483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3"> </text:span><text:span text:style-name="T1">с начальным условием </text:span><text:span text:style-name="T1"><draw:frame draw:style-name="fr1" draw:name="Объект11" text:anchor-type="as-char" svg:y="-0.377cm" svg:width="1.919cm" svg:height="0.531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3">, </text:span><text:span text:style-name="T1">где точка </text:span><text:span text:style-name="T1"><draw:frame draw:style-name="fr1" draw:name="Объект12" text:anchor-type="as-char" svg:y="-0.377cm" svg:width="0.575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 </text:span><text:span text:style-name="T1">совпадает либо с началом, либо с концом отрезка интегрирования.</text:span></text:p>
      <text:p text:style-name="P10"><text:span text:style-name="T1">Вид метода Рунге-Кутта (метод второго порядка)</text:span><text:span text:style-name="T13">:</text:span></text:p>
      <text:p text:style-name="P15"><draw:frame draw:style-name="fr1" draw:name="Объект13" text:anchor-type="as-char" svg:y="-0.377cm" svg:width="2.157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5"><draw:frame draw:style-name="fr1" draw:name="Объект14" text:anchor-type="as-char" svg:y="-0.377cm" svg:width="3.094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5"><draw:frame draw:style-name="fr1" draw:name="Объект15" text:anchor-type="as-char" svg:y="-0.619cm" svg:width="4.717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7"/>
      <text:p text:style-name="P17">Входные данные (входной файл):</text:p>
      <text:p text:style-name="P15"><draw:frame draw:style-name="fr1" draw:name="Объект19" text:anchor-type="as-char" svg:y="-0.377cm" svg:width="1.018cm" svg:height="0.467cm" draw:z-index="15"><draw:object xlink:href="./Object 19" xlink:type="simple" xlink:show="embed" xlink:actuate="onLoad"/><draw:image xlink:href="./ObjectReplacements/Object 19" xlink:type="simple" xlink:show="embed" xlink:actuate="onLoad"/></draw:frame> – <text:span text:style-name="T1">отрезок интегрирования</text:span></text:p>
      <text:p text:style-name="P15"><draw:frame draw:style-name="fr1" draw:name="Объект16" text:anchor-type="as-char" svg:y="-0.377cm" svg:width="1.072cm" svg:height="0.531cm" draw:z-index="16"><draw:object xlink:href="./Object 16" xlink:type="simple" xlink:show="embed" xlink:actuate="onLoad"/><draw:image xlink:href="./ObjectReplacements/Object 16" xlink:type="simple" xlink:show="embed" xlink:actuate="onLoad"/></draw:frame> – <text:span text:style-name="T1">начальная точка</text:span></text:p>
      <text:p text:style-name="P15"><draw:frame draw:style-name="fr1" draw:name="Объект17" text:anchor-type="as-char" svg:y="-0.377cm" svg:width="0.822cm" svg:height="0.531cm" draw:z-index="17"><draw:object xlink:href="./Object 17" xlink:type="simple" xlink:show="embed" xlink:actuate="onLoad"/><draw:image xlink:href="./ObjectReplacements/Object 17" xlink:type="simple" xlink:show="embed" xlink:actuate="onLoad"/></draw:frame> – <text:span text:style-name="T1">минимально допустимый шаг</text:span></text:p>
      <text:p text:style-name="P15"><draw:frame draw:style-name="fr1" draw:name="Объект18" text:anchor-type="as-char" svg:y="-0.377cm" svg:width="1.175cm" svg:height="0.531cm" draw:z-index="18"><draw:object xlink:href="./Object 18" xlink:type="simple" xlink:show="embed" xlink:actuate="onLoad"/><draw:image xlink:href="./ObjectReplacements/Object 18" xlink:type="simple" xlink:show="embed" xlink:actuate="onLoad"/></draw:frame> – <text:span text:style-name="T1">наиболее допустимое значение абсолютной точности</text:span></text:p>
      <text:p text:style-name="P57"/>
      <text:p text:style-name="P17">Выходные данные (выходной файл):</text:p>
      <text:p text:style-name="P33">Вторая и последующие строки содержат: X, Y, EPS - локальная погрешность, h - шаг с которым были получены данные значения.</text:p>
      <text:p text:style-name="P26">Последние строки содержат: общее количество вычисленных точек, количество точек в которых не достигнута точность.</text:p>
      <text:p text:style-name="P26"/>
      <text:p text:style-name="P3">2. Метод решения</text:p>
      <text:p text:style-name="P9">1. Вывод погрешности на шаге</text:p>
      <text:p text:style-name="P11">Пусть <draw:frame draw:style-name="fr1" draw:name="Объект20" text:anchor-type="as-char" svg:y="-0.377cm" svg:width="2.828cm" svg:height="0.483cm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T13">, </text:span><text:span text:style-name="T1">тогда</text:span></text:p>
      <text:p text:style-name="P58"/>
      <text:p text:style-name="P16"><text:span text:style-name="T22"><draw:frame draw:style-name="fr1" draw:name="Объект29" text:anchor-type="as-char" svg:y="-0.681cm" svg:width="18.008cm" svg:height="1.058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22">=</text:span></text:p>
      <text:p text:style-name="P64"><draw:frame draw:style-name="fr1" draw:name="Объект30" text:anchor-type="as-char" svg:y="-0.619cm" svg:width="3.582cm" svg:height="0.99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6"/>
      <text:p text:style-name="P9">2. Оценка локальной погрешности по правилу Рунге</text:p>
      <text:p text:style-name="P20">Суть метода заключается: по одной и той же выбранной вычислительной формуле считаются два приближения к решению в одной очке, но с разными шагами. Обозначим: </text:p>
      <text:p text:style-name="P25"><draw:frame draw:style-name="fr1" draw:name="Объект1" text:anchor-type="as-char" svg:y="-0.377cm" svg:width="2.327cm" svg:height="0.533cm" draw:z-index="0"><draw:object xlink:href="./Object 1" xlink:type="simple" xlink:show="embed" xlink:actuate="onLoad"/><draw:image xlink:href="./ObjectReplacements/Object 1" xlink:type="simple" xlink:show="embed" xlink:actuate="onLoad"/></draw:frame> - <text:span text:style-name="T5">значение функции в точке </text:span><text:span text:style-name="T5"><draw:frame draw:style-name="fr1" draw:name="Объект2" text:anchor-type="as-char" svg:y="-0.377cm" svg:width="1.286cm" svg:height="0.485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5"><text:span text:style-name="T5"><draw:frame draw:style-name="fr1" draw:name="Объект3" text:anchor-type="as-char" svg:y="-0.619cm" svg:width="2.461cm" svg:height="1.0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- значение функции в точке </text:span><text:span text:style-name="T5"><draw:frame draw:style-name="fr1" draw:name="Объект4" text:anchor-type="as-char" svg:y="-0.619cm" svg:width="1.369cm" svg:height="1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2">Переприсвоим начальный <text:span text:style-name="T13">x: </text:span><text:span text:style-name="T13"><draw:frame draw:style-name="fr1" draw:name="Объект5" text:anchor-type="as-char" svg:y="-0.619cm" svg:width="1.829cm" svg:height="1.092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3">, </text:span><text:span text:style-name="T13"><draw:frame draw:style-name="fr1" draw:name="Объект6" text:anchor-type="as-char" svg:y="-0.621cm" svg:width="3.759cm" svg:height="1.092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2">Главная часть погрешности метода на шаге равна <draw:frame draw:style-name="fr1" draw:name="Объект7" text:anchor-type="as-char" svg:y="-0.998cm" svg:width="1.549cm" svg:height="1.9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3">, </text:span>где <text:span text:style-name="T13">s=2</text:span></text:p>
      <text:p text:style-name="P9"/>
      <text:p text:style-name="P9">3. Автоматический выбор шага интегрирования задачи Коши. Метод давления и удвоения шага на два</text:p>
      <text:p text:style-name="P13">Обозначим:</text:p>
      <text:p text:style-name="P13"><draw:frame draw:style-name="fr1" draw:name="Объект8" text:anchor-type="as-char" svg:y="-0.377cm" svg:width="1.221cm" svg:height="0.533cm" draw:z-index="7"><draw:object xlink:href="./Object 8" xlink:type="simple" xlink:show="embed" xlink:actuate="onLoad"/><draw:image xlink:href="./ObjectReplacements/Object 8" xlink:type="simple" xlink:show="embed" xlink:actuate="onLoad"/></draw:frame>- <text:span text:style-name="T1">локальная погрешность метода на шаге </text:span><text:span text:style-name="T1"><draw:frame draw:style-name="fr1" draw:name="Объект9" text:anchor-type="as-char" svg:y="-0.377cm" svg:width="1.101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2"><text:soft-page-break/><draw:frame draw:style-name="fr1" draw:name="Объект21" text:anchor-type="as-char" svg:y="-0.437cm" svg:width="0.9cm" svg:height="0.593cm" draw:z-index="20"><draw:object xlink:href="./Object 21" xlink:type="simple" xlink:show="embed" xlink:actuate="onLoad"/><draw:image xlink:href="./ObjectReplacements/Object 21" xlink:type="simple" xlink:show="embed" xlink:actuate="onLoad"/></draw:frame> - <text:span text:style-name="T23">приближённое значение, вычисленное с данным шагом</text:span></text:p>
      <text:p text:style-name="P14">Пусть наибольшая допустимая погрешность <text:span text:style-name="T13">eps &gt; 0</text:span></text:p>
      <text:p text:style-name="P19">Если <draw:frame draw:style-name="fr1" draw:name="Объект22" text:anchor-type="as-char" svg:y="-0.377cm" svg:width="2.519cm" svg:height="0.533cm" draw:z-index="21"><draw:object xlink:href="./Object 22" xlink:type="simple" xlink:show="embed" xlink:actuate="onLoad"/><draw:image xlink:href="./ObjectReplacements/Object 22" xlink:type="simple" xlink:show="embed" xlink:actuate="onLoad"/></draw:frame>, то приближённое значение <draw:frame draw:style-name="fr1" draw:name="Объект23" text:anchor-type="as-char" svg:y="-0.437cm" svg:width="0.9cm" svg:height="0.593cm" draw:z-index="22"><draw:object xlink:href="./Object 23" xlink:type="simple" xlink:show="embed" xlink:actuate="onLoad"/><draw:image xlink:href="./ObjectReplacements/Object 23" xlink:type="simple" xlink:show="embed" xlink:actuate="onLoad"/></draw:frame>считается неудовлетворительным по точности и выбирается новое значение шага <draw:frame draw:style-name="fr1" draw:name="Объект24" text:anchor-type="as-char" svg:y="-0.621cm" svg:width="1.397cm" svg:height="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9">С новым шагом по той же формуле Рунге-Кутта вычисляется новое значение</text:p>
      <text:p text:style-name="P19">Так происходит до тех пор, пока локальная погрешность не станет меньше или равна <draw:frame draw:style-name="fr1" draw:name="Объект25" text:anchor-type="as-char" svg:y="-0.377cm" svg:width="0.783cm" svg:height="0.469cm" draw:z-index="24"><draw:object xlink:href="./Object 25" xlink:type="simple" xlink:show="embed" xlink:actuate="onLoad"/><draw:image xlink:href="./ObjectReplacements/Object 25" xlink:type="simple" xlink:show="embed" xlink:actuate="onLoad"/></draw:frame>, либо не достигнем минимального шага (в таком случае отмечаем, что в этой точке не была достигнута необходимая точность, и шаг выставляется <draw:frame draw:style-name="fr1" draw:name="Объект26" text:anchor-type="as-char" svg:y="-0.377cm" svg:width="1.406cm" svg:height="0.533cm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13">)</text:span></text:p>
      <text:p text:style-name="P19">Если <draw:frame draw:style-name="fr1" draw:name="Объект27" text:anchor-type="as-char" svg:y="-0.621cm" svg:width="2.399cm" svg:height="1.06cm" draw:z-index="26"><draw:object xlink:href="./Object 27" xlink:type="simple" xlink:show="embed" xlink:actuate="onLoad"/><draw:image xlink:href="./ObjectReplacements/Object 27" xlink:type="simple" xlink:show="embed" xlink:actuate="onLoad"/></draw:frame>, то шаг интегрирования удваивается <draw:frame draw:style-name="fr1" draw:name="Объект28" text:anchor-type="as-char" svg:y="-0.377cm" svg:width="2.069cm" svg:height="0.533cm" draw:z-index="27"><draw:object xlink:href="./Object 28" xlink:type="simple" xlink:show="embed" xlink:actuate="onLoad"/><draw:image xlink:href="./ObjectReplacements/Object 28" xlink:type="simple" xlink:show="embed" xlink:actuate="onLoad"/></draw:frame>, <text:span text:style-name="T24">иначе остаётся таким же. Для оптимизации удвоение шага за один раз ограничено значением 5</text:span></text:p>
      <text:p text:style-name="P19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4">Код Алгоритма</text:p>
          </table:table-cell>
        </table:table-row>
        <table:table-row>
          <table:table-cell table:style-name="Таблица1.A2" office:value-type="string">
            <text:p text:style-name="P39">runge(<text:span text:style-name="T25">h </text:span>* direct())<text:span text:style-name="T27">; <text:s text:c="3"/></text:span><text:span text:style-name="T29">// делаем оценку погрешности с заданным шагом</text:span></text:p>
            <text:p text:style-name="P38"><text:span text:style-name="T27">if </text:span>(<text:span text:style-name="T25">eps </text:span>&lt;= <text:span text:style-name="T25">epsmax</text:span>) <text:s text:c="6"/><text:span text:style-name="T29">// если точность слишком высокая <text:s/>(eps &lt;= epsmax/8)</text:span></text:p>
            <text:p text:style-name="P37"><text:span text:style-name="T29"><text:s text:c="4"/></text:span><text:span text:style-name="T28">while </text:span><text:span text:style-name="T31">(</text:span><text:span text:style-name="T26">eps </text:span><text:span text:style-name="T31">&lt;= </text:span><text:span text:style-name="T26">epsmax</text:span><text:span text:style-name="T31">) <text:s text:c="8"/></text:span><text:span text:style-name="T30">//(eps &lt;= epsmax/8)</text:span></text:p>
            <text:p text:style-name="P37"><text:span text:style-name="T29"><text:s text:c="8"/></text:span><text:span text:style-name="T28">if </text:span><text:span text:style-name="T31">(</text:span><text:span text:style-name="T26">h </text:span><text:span text:style-name="T31">* </text:span><text:span text:style-name="T33">2 </text:span><text:span text:style-name="T31">&lt;= </text:span><text:span text:style-name="T26">hmax</text:span><text:span text:style-name="T31">) { </text:span><text:span text:style-name="T30">// наибольший шаг взят условно, можно отключить</text:span></text:p>
            <text:p text:style-name="P37"><text:span text:style-name="T29"><text:s text:c="12"/></text:span><text:span text:style-name="T28">if </text:span><text:span text:style-name="T31">(lastdiv) { </text:span><text:span text:style-name="T30">// не допускаем умножения после деления</text:span></text:p>
            <text:p text:style-name="P37"><text:span text:style-name="T29"><text:s text:c="16"/></text:span><text:span text:style-name="T31">lastdiv = </text:span><text:span text:style-name="T28">false;</text:span></text:p>
            <text:p text:style-name="P41"><text:s text:c="16"/><text:span text:style-name="T31">break;</text:span></text:p>
            <text:p text:style-name="P37"><text:span text:style-name="T27"><text:s text:c="12"/></text:span><text:span text:style-name="T31">}</text:span></text:p>
            <text:p text:style-name="P37"><text:s text:c="12"/><text:span text:style-name="T28">if </text:span><text:span text:style-name="T31">(multiplyLimit &lt;= </text:span><text:span text:style-name="T33">5</text:span><text:span text:style-name="T31">)</text:span></text:p>
            <text:p text:style-name="P37"><text:s text:c="16"/><text:span text:style-name="T31">multiplyLimit++</text:span><text:span text:style-name="T28">;</text:span></text:p>
            <text:p text:style-name="P37"><text:span text:style-name="T27"><text:s text:c="12"/></text:span><text:span text:style-name="T28">else <text:s/></text:span><text:span text:style-name="T30">// если достигли предела для умножения</text:span></text:p>
            <text:p text:style-name="P37"><text:span text:style-name="T29"><text:s text:c="12"/></text:span><text:span text:style-name="T31">{</text:span></text:p>
            <text:p text:style-name="P37"><text:s text:c="16"/><text:span text:style-name="T31">multiplyLimit = </text:span><text:span text:style-name="T33">0</text:span><text:span text:style-name="T28">;</text:span></text:p>
            <text:p text:style-name="P41"><text:s text:c="16"/><text:span text:style-name="T31">break;</text:span></text:p>
            <text:p text:style-name="P37"><text:span text:style-name="T27"><text:s text:c="12"/></text:span><text:span text:style-name="T31">}</text:span></text:p>
            <text:p text:style-name="P37"><text:s text:c="12"/><text:span text:style-name="T26">h </text:span><text:span text:style-name="T31">*= </text:span><text:span text:style-name="T33">2</text:span><text:span text:style-name="T28">;</text:span></text:p>
            <text:p text:style-name="P37"><text:span text:style-name="T27"><text:s text:c="12"/></text:span><text:span text:style-name="T31">runge(</text:span><text:span text:style-name="T26">h </text:span><text:span text:style-name="T31">* direct())</text:span><text:span text:style-name="T28">;</text:span></text:p>
            <text:p text:style-name="P37"><text:span text:style-name="T27"><text:s text:c="12"/></text:span><text:span text:style-name="T30">// если при умножении вышли за макс погрешность, то возвращаемся назад</text:span></text:p>
            <text:p text:style-name="P37"><text:span text:style-name="T29"><text:s text:c="12"/></text:span><text:span text:style-name="T28">if </text:span><text:span text:style-name="T31">(</text:span><text:span text:style-name="T26">eps </text:span><text:span text:style-name="T31">&gt; </text:span><text:span text:style-name="T26">epsmax</text:span><text:span text:style-name="T31">) {</text:span></text:p>
            <text:p text:style-name="P37"><text:s text:c="16"/><text:span text:style-name="T26">h </text:span><text:span text:style-name="T31">/= </text:span><text:span text:style-name="T33">2</text:span><text:span text:style-name="T28">;</text:span></text:p>
            <text:p text:style-name="P41"><text:s text:c="16"/><text:span text:style-name="T31">break;</text:span></text:p>
            <text:p text:style-name="P37"><text:span text:style-name="T27"><text:s text:c="12"/></text:span><text:span text:style-name="T31">}</text:span></text:p>
            <text:p text:style-name="P37"><text:s text:c="8"/><text:span text:style-name="T31">}</text:span></text:p>
            <text:p text:style-name="P37"><text:s text:c="8"/><text:span text:style-name="T28">else</text:span></text:p>
            <text:p text:style-name="P41"><text:s text:c="12"/><text:span text:style-name="T31">break;</text:span></text:p>
            <text:p text:style-name="P42">else</text:p>
            <text:p text:style-name="P38"><text:span text:style-name="T27">if </text:span>(<text:span text:style-name="T25">eps </text:span>&gt; <text:span text:style-name="T25">epsmax</text:span>) <text:s text:c="2"/><text:span text:style-name="T29">// если точность слишком низкая</text:span></text:p>
            <text:p text:style-name="P37"><text:span text:style-name="T29"><text:s text:c="4"/></text:span><text:span text:style-name="T28">while </text:span><text:span text:style-name="T31">(</text:span><text:span text:style-name="T26">eps </text:span><text:span text:style-name="T31">&gt; </text:span><text:span text:style-name="T26">epsmax</text:span><text:span text:style-name="T31">)</text:span></text:p>
            <text:p text:style-name="P37"><text:s text:c="8"/><text:span text:style-name="T28">if </text:span><text:span text:style-name="T31">(</text:span><text:span text:style-name="T26">h </text:span><text:span text:style-name="T31">/ </text:span><text:span text:style-name="T33">2 </text:span><text:span text:style-name="T31">&gt;= </text:span><text:span text:style-name="T26">hmin</text:span><text:span text:style-name="T31">) {</text:span></text:p>
            <text:p text:style-name="P37"><text:s text:c="12"/><text:span text:style-name="T31">lastdiv = </text:span><text:span text:style-name="T28">true;</text:span></text:p>
            <text:p text:style-name="P37"><text:span text:style-name="T27"><text:s text:c="12"/></text:span><text:span text:style-name="T26">h </text:span><text:span text:style-name="T31">/= </text:span><text:span text:style-name="T33">2</text:span><text:span text:style-name="T28">;</text:span></text:p>
            <text:p text:style-name="P37"><text:span text:style-name="T27"><text:s text:c="12"/></text:span><text:span text:style-name="T31">runge(</text:span><text:span text:style-name="T26">h </text:span><text:span text:style-name="T31">* direct())</text:span><text:span text:style-name="T28">;</text:span></text:p>
            <text:p text:style-name="P37"><text:span text:style-name="T27"><text:s text:c="8"/></text:span><text:span text:style-name="T31">}</text:span></text:p>
            <text:p text:style-name="P37"><text:s text:c="8"/><text:span text:style-name="T28">else </text:span><text:span text:style-name="T31">{ </text:span><text:span text:style-name="T30">// если не удалось достичь точности</text:span></text:p>
            <text:p text:style-name="P37"><text:span text:style-name="T29"><text:s text:c="12"/></text:span><text:span text:style-name="T26">h </text:span><text:span text:style-name="T31">= </text:span><text:span text:style-name="T26">hmin</text:span><text:span text:style-name="T28">; </text:span><text:span text:style-name="T30">// устанавливаем мин шаг</text:span></text:p>
            <text:p text:style-name="P37"><text:span text:style-name="T29"><text:s text:c="12"/></text:span><text:span text:style-name="T28">break;</text:span></text:p>
            <text:p text:style-name="P35"><text:span text:style-name="T27"><text:s text:c="8"/></text:span><text:span text:style-name="T34">}</text:span></text:p>
          </table:table-cell>
        </table:table-row>
      </table:table>
      <text:p text:style-name="P59"/>
      <text:p text:style-name="P12"/>
      <text:p text:style-name="P9">4. Проверка на конец интервала</text:p>
      <text:p text:style-name="P27"><text:soft-page-break/>За два шага вперед проверяется точка конца интервала интегрирования с тем, чтобы исправить при необходимо<text:span text:style-name="T46">с</text:span>ти величину шага, чтобы достигнуть конца отрезка интегрирования без слишком резких изменений в <text:span text:style-name="T46">ве</text:span>личине шага.</text:p>
      <text:p text:style-name="P21"><text:tab/><text:span text:style-name="T35">Для каждого вычисленного шага </text:span><text:span text:style-name="T14">h</text:span><text:span text:style-name="T37">n </text:span><text:span text:style-name="T39">делается проверка на конец интервала. Пусть интегрирование происходит слева направо, тогда проверяется выполнение неравенства </text:span><text:span text:style-name="T40">B-(x</text:span><text:span text:style-name="T37">n</text:span><text:span text:style-name="T40">+h</text:span><text:span text:style-name="T37">n</text:span><text:span text:style-name="T40">) &lt; h</text:span><text:span text:style-name="T37">min</text:span><text:span text:style-name="T40"> . </text:span><text:span text:style-name="T39">Если оно не удовлетворяется, то следующей точкой назначается </text:span><text:span text:style-name="T40">x</text:span><text:span text:style-name="T37">n</text:span><text:span text:style-name="T40">+h</text:span><text:span text:style-name="T37">n</text:span><text:span text:style-name="T40">. </text:span><text:span text:style-name="T39">Если неравенство справедливо, то для достижения конца отрезка необходимо сделать один или два шага, что регламентируется следующим правилом:</text:span></text:p>
      <text:p text:style-name="P47"/>
      <text:p text:style-name="P31"><text:span text:style-name="T38">1. </text:span><text:span text:style-name="T44">Если <text:s/></text:span><text:span text:style-name="T44"><draw:frame draw:style-name="fr1" draw:name="Объект33" text:anchor-type="as-char" svg:y="-0.437cm" svg:width="3.651cm" svg:height="0.691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45">то делается два шага. </text:span><text:span text:style-name="T45"><draw:frame draw:style-name="fr1" draw:name="Объект34" text:anchor-type="as-char" svg:y="-0.437cm" svg:width="5.74cm" svg:height="0.691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31"><text:span text:style-name="T38">2. </text:span><text:span text:style-name="T44">Если </text:span><text:span text:style-name="T44"><draw:frame draw:style-name="fr1" draw:name="Объект35" text:anchor-type="as-char" svg:y="-0.437cm" svg:width="4.078cm" svg:height="0.691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45">то выполняется один шаг. </text:span><text:span text:style-name="T45"><draw:frame draw:style-name="fr1" draw:name="Объект36" text:anchor-type="as-char" svg:y="-0.437cm" svg:width="2.097cm" svg:height="0.691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23"><text:span text:style-name="T41">3. </text:span><text:span text:style-name="T42">Если </text:span><text:span text:style-name="T38"><draw:frame draw:style-name="fr2" draw:name="Объект31" text:anchor-type="as-char" svg:y="-0.437cm" svg:width="5.791cm" svg:height="0.69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43">то делается два шага </text:span><text:span text:style-name="T43"><draw:frame draw:style-name="fr2" draw:name="Объект32" text:anchor-type="as-char" svg:y="-0.513cm" svg:width="7.158cm" svg:height="0.767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48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0"><text:span text:style-name="T27">if </text:span>((<text:span text:style-name="T25">direction </text:span>? <text:span text:style-name="T25">x</text:span>-<text:span text:style-name="T25">h</text:span>-<text:span text:style-name="T25">A </text:span>: <text:span text:style-name="T25">B</text:span>-<text:span text:style-name="T25">x</text:span>-<text:span text:style-name="T25">h</text:span>) &lt; <text:span text:style-name="T25">hmin </text:span>|| <text:span text:style-name="T25">x </text:span>+ <text:span text:style-name="T25">h </text:span>== <text:span text:style-name="T25">x</text:span>) <text:span text:style-name="T29">// Если после текущего шага B-x будет &lt; hmin</text:span></text:p>
            <text:p text:style-name="P37"><text:span text:style-name="T29"><text:s text:c="8"/></text:span><text:span text:style-name="T28">break;</text:span></text:p>
            <text:p text:style-name="P37"><text:span text:style-name="T27"><text:s text:c="4"/></text:span><text:span text:style-name="T31">step()</text:span><text:span text:style-name="T28">;</text:span></text:p>
            <text:p text:style-name="P37"><text:span text:style-name="T27"><text:s text:c="4"/></text:span><text:span text:style-name="T26">pointsCount</text:span><text:span text:style-name="T31">++</text:span><text:span text:style-name="T28">;</text:span></text:p>
            <text:p text:style-name="P38">}</text:p>
            <text:p text:style-name="P43">// обрабатываем состояние, когда находимся у конца отрезка</text:p>
            <text:p text:style-name="P43">// выбор направления - direction ? [справа налево] : [слева направо]</text:p>
            <text:p text:style-name="P38"><text:span text:style-name="T27">if </text:span>((<text:span text:style-name="T25">direction </text:span>? <text:span text:style-name="T25">x</text:span>-<text:span text:style-name="T25">A </text:span>: <text:span text:style-name="T25">B</text:span>-<text:span text:style-name="T25">x</text:span>) &gt;= <text:span text:style-name="T32">2</text:span>*<text:span text:style-name="T25">hmin</text:span>) { <text:span text:style-name="T29">// если больше чем за 2 мин шага от края</text:span></text:p>
            <text:p text:style-name="P37"><text:span text:style-name="T29"><text:s text:c="4"/></text:span><text:span text:style-name="T26">h </text:span><text:span text:style-name="T31">= </text:span><text:span text:style-name="T26">direction </text:span><text:span text:style-name="T31">? </text:span><text:span text:style-name="T26">x </text:span><text:span text:style-name="T31">- </text:span><text:span text:style-name="T26">hmin </text:span><text:span text:style-name="T31">- </text:span><text:span text:style-name="T26">A </text:span><text:span text:style-name="T31">: </text:span><text:span text:style-name="T26">B </text:span><text:span text:style-name="T31">- </text:span><text:span text:style-name="T26">hmin </text:span><text:span text:style-name="T31">- </text:span><text:span text:style-name="T26">x</text:span><text:span text:style-name="T28">;</text:span></text:p>
            <text:p text:style-name="P37"><text:span text:style-name="T27"><text:s text:c="4"/></text:span><text:span text:style-name="T31">step()</text:span><text:span text:style-name="T28">;</text:span></text:p>
            <text:p text:style-name="P37"><text:span text:style-name="T27"><text:s text:c="4"/></text:span><text:span text:style-name="T31">lastStep()</text:span><text:span text:style-name="T28">;</text:span></text:p>
            <text:p text:style-name="P37"><text:span text:style-name="T27"><text:s text:c="4"/></text:span><text:span text:style-name="T26">pointsCount</text:span><text:span text:style-name="T31">++</text:span><text:span text:style-name="T28">;</text:span></text:p>
            <text:p text:style-name="P38">}</text:p>
            <text:p text:style-name="P42">else</text:p>
            <text:p text:style-name="P38"><text:span text:style-name="T27">if </text:span>((<text:span text:style-name="T25">direction </text:span>? <text:span text:style-name="T25">x</text:span>-<text:span text:style-name="T25">A </text:span>: <text:span text:style-name="T25">B</text:span>-<text:span text:style-name="T25">x </text:span>) &lt;= <text:span text:style-name="T32">1.5</text:span>*<text:span text:style-name="T25">hmin</text:span>) <text:span text:style-name="T29">// если меньше чем за 1.5 мин шага</text:span></text:p>
            <text:p text:style-name="P37"><text:span text:style-name="T29"><text:s text:c="4"/></text:span><text:span text:style-name="T31">lastStep()</text:span><text:span text:style-name="T28">;</text:span></text:p>
            <text:p text:style-name="P38"><text:span text:style-name="T27">else </text:span>{ <text:span text:style-name="T29">// если 1.5*hmin &lt; остаток(B-x) &lt; 2*hmin</text:span></text:p>
            <text:p text:style-name="P37"><text:span text:style-name="T29"><text:s text:c="4"/></text:span><text:span text:style-name="T26">h </text:span><text:span text:style-name="T31">= </text:span><text:span text:style-name="T26">direction </text:span><text:span text:style-name="T31">? (</text:span><text:span text:style-name="T26">x</text:span><text:span text:style-name="T31">-</text:span><text:span text:style-name="T26">A</text:span><text:span text:style-name="T31">)/</text:span><text:span text:style-name="T33">2.0 </text:span><text:span text:style-name="T31">: (</text:span><text:span text:style-name="T26">B</text:span><text:span text:style-name="T31">-</text:span><text:span text:style-name="T26">x</text:span><text:span text:style-name="T31">)/</text:span><text:span text:style-name="T33">2.0</text:span><text:span text:style-name="T28">;</text:span></text:p>
            <text:p text:style-name="P37"><text:span text:style-name="T27"><text:s text:c="4"/></text:span><text:span text:style-name="T31">step()</text:span><text:span text:style-name="T28">;</text:span></text:p>
            <text:p text:style-name="P37"><text:span text:style-name="T27"><text:s text:c="4"/></text:span><text:span text:style-name="T31">lastStep()</text:span><text:span text:style-name="T28">;</text:span></text:p>
            <text:p text:style-name="P37"><text:span text:style-name="T27"><text:s text:c="4"/></text:span><text:span text:style-name="T26">pointsCount</text:span><text:span text:style-name="T31">++</text:span><text:span text:style-name="T28">;</text:span></text:p>
            <text:p text:style-name="P49">}</text:p>
          </table:table-cell>
        </table:table-row>
      </table:table>
      <text:p text:style-name="P48"/>
      <text:p text:style-name="P3">3. Основные процедуры</text:p>
      <text:p text:style-name="P32"><text:span text:style-name="T1">Задача реализована на языке </text:span><text:span text:style-name="T6">J</text:span><text:span text:style-name="T15">ava</text:span><text:span text:style-name="T1">. </text:span><text:span text:style-name="T9">RungeKutta — </text:span><text:span text:style-name="T7">класс, реализующий </text:span><text:span text:style-name="T8">решение задачи Коши с заданной точностью методом Рунге-Кутта, с автоматическим выбором шага интегрирования</text:span><text:span text:style-name="T7">.</text:span></text:p>
      <text:p text:style-name="P28"><text:tab/><text:span text:style-name="T47">1)</text:span> rungeRule(double yh1, double yh2) - оценка погрешности по правилу Рунге, параметрами являются вычисленные значения, интегрированные с шагом <text:span text:style-name="T13">h </text:span>и с шагом <text:span text:style-name="T13">h/2. </text:span><text:span text:style-name="T50">Функция возвращает оценку погрешности на шаге </text:span><text:span text:style-name="T16">h.</text:span></text:p>
      <text:p text:style-name="P29"><text:tab/><text:span text:style-name="T47">2) </text:span>runge(double h) - Вычисление Y<text:span text:style-name="T36">i+1</text:span> <text:span text:style-name="T51">значения</text:span> + оценка погрешности <text:span text:style-name="T51">по правилу рунге (использую функцию из п.1). Возвращает </text:span>Y<text:span text:style-name="T36">i+1</text:span><text:span text:style-name="T17"> </text:span><text:span text:style-name="T52">и сохраняет оценку погрешности.</text:span></text:p>
      <text:p text:style-name="P30"><text:span text:style-name="T47"><text:tab/>3)</text:span> step() - объединяет функцию из п.2, увеличение <text:span text:style-name="T18">X = X + h, </text:span><text:span text:style-name="T53">и вывод вычисленных значений в файл.</text:span></text:p>
      <text:p text:style-name="P24"><text:tab/><text:span text:style-name="T48">4)</text:span><text:span text:style-name="T49"> start() - основная функция, осуществляет полный цикл действий (автовыбор шага, интегрирование, проверка на конец интервала и т. д.) с использованием функций 1)-3).</text:span></text:p>
      <text:p text:style-name="P3">4. Тестирование</text:p>
      <text:p text:style-name="P65"><text:soft-page-break/>1. <text:span text:style-name="T54"><draw:frame draw:style-name="fr1" draw:name="Объект37" text:anchor-type="as-char" svg:y="-0.377cm" svg:width="3.605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10">Начальны</text:span><text:span text:style-name="T11">е</text:span><text:span text:style-name="T10"> условия: </text:span><text:span text:style-name="T54">[A, B] = [0, 1], x=0, y=0, h=0.001, </text:span><text:span text:style-name="T57">R=0</text:span></text:p>
      <text:p text:style-name="P60">Результат: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6">X <text:s text:c="17"/>Y <text:s text:c="16"/>EPS <text:s text:c="18"/>h</text:p>
            <text:p text:style-name="P44">0,000000000000000 <text:s text:c="4"/>0,000000000000000 <text:s text:c="4"/>0.0</text:p>
            <text:p text:style-name="P44">0,100000000000000 <text:s text:c="4"/>0,100000000000000 <text:s text:c="4"/>0.0 <text:s text:c="6"/>0,100000000000000</text:p>
            <text:p text:style-name="P44">0,200000000000000 <text:s text:c="4"/>0,200000000000000 <text:s text:c="4"/>0.0 <text:s text:c="6"/>0,100000000000000</text:p>
            <text:p text:style-name="P44">0,300000000000000 <text:s text:c="4"/>0,300000000000000 <text:s text:c="4"/>0.0 <text:s text:c="6"/>0,100000000000000</text:p>
            <text:p text:style-name="P44">0,400000000000000 <text:s text:c="4"/>0,400000000000000 <text:s text:c="4"/>0.0 <text:s text:c="6"/>0,100000000000000</text:p>
            <text:p text:style-name="P44">0,500000000000000 <text:s text:c="4"/>0,500000000000000 <text:s text:c="4"/>0.0 <text:s text:c="6"/>0,100000000000000</text:p>
            <text:p text:style-name="P44">0,600000000000000 <text:s text:c="4"/>0,600000000000000 <text:s text:c="4"/>0.0 <text:s text:c="6"/>0,100000000000000</text:p>
            <text:p text:style-name="P44">0,700000000000000 <text:s text:c="4"/>0,700000000000000 <text:s text:c="4"/>0.0 <text:s text:c="6"/>0,100000000000000</text:p>
            <text:p text:style-name="P44">0,800000000000000 <text:s text:c="4"/>0,800000000000000 <text:s text:c="4"/>0.0 <text:s text:c="6"/>0,100000000000000</text:p>
            <text:p text:style-name="P44">0,900000000000000 <text:s text:c="4"/>0,900000000000000 <text:s text:c="4"/>0.0 <text:s text:c="6"/>0,100000000000000</text:p>
            <text:p text:style-name="P44">0,999000000000000 <text:s text:c="4"/>0,999000000000000 <text:s text:c="4"/>0.0 <text:s text:c="6"/>0,099000000000000</text:p>
            <text:p text:style-name="P44">1,000000000000000 <text:s text:c="4"/>1,000000000000000 <text:s text:c="4"/>0.0 <text:s text:c="6"/>0,001000000000000</text:p>
            <text:p text:style-name="P44">Points count: <text:s text:c="4"/>12</text:p>
            <text:p text:style-name="P36">Accuracy bad in: <text:s text:c="2"/>0</text:p>
          </table:table-cell>
        </table:table-row>
      </table:table>
      <text:p text:style-name="P60"/>
      <text:p text:style-name="P63">2. <draw:frame draw:style-name="fr1" draw:name="Объект38" text:anchor-type="as-char" svg:y="-0.437cm" svg:width="5.315cm" svg:height="0.527cm" draw:z-index="37"><draw:object xlink:href="./Object 38" xlink:type="simple" xlink:show="embed" xlink:actuate="onLoad"/><draw:image xlink:href="./ObjectReplacements/Object 38" xlink:type="simple" xlink:show="embed" xlink:actuate="onLoad"/></draw:frame><text:span text:style-name="T54">Начальны</text:span><text:span text:style-name="T55">е</text:span><text:span text:style-name="T54"> условия: </text:span><text:span text:style-name="T19">[A, B] = [0, 1], x=0, y=0, h=0.001, </text:span><text:span text:style-name="T21">R=0</text:span></text:p>
      <text:p text:style-name="P60">Результат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5">X <text:s text:c="17"/>Y <text:s text:c="16"/>EPS <text:s text:c="18"/>h</text:p>
            <text:p text:style-name="P44">0,000000000000000 <text:s text:c="4"/>0,000000000000000 <text:s text:c="4"/>0.0</text:p>
            <text:p text:style-name="P44">0,100000000000000 <text:s text:c="4"/>0,120000000000000 <text:s text:c="4"/>0.0 <text:s text:c="6"/>0,100000000000000</text:p>
            <text:p text:style-name="P44">0,200000000000000 <text:s text:c="4"/>0,480000000000000 <text:s text:c="4"/>0.0 <text:s text:c="6"/>0,100000000000000</text:p>
            <text:p text:style-name="P44">0,300000000000000 <text:s text:c="4"/>1,080000000000000 <text:s text:c="4"/>0.0 <text:s text:c="6"/>0,100000000000000</text:p>
            <text:p text:style-name="P44">0,400000000000000 <text:s text:c="4"/>1,920000000000000 <text:s text:c="4"/>0.0 <text:s text:c="6"/>0,100000000000000</text:p>
            <text:p text:style-name="P44">0,500000000000000 <text:s text:c="4"/>3,000000000000000 <text:s text:c="4"/>0.0 <text:s text:c="6"/>0,100000000000000</text:p>
            <text:p text:style-name="P44">0,600000000000000 <text:s text:c="4"/>4,320000000000000 <text:s text:c="4"/>0.0 <text:s text:c="6"/>0,100000000000000</text:p>
            <text:p text:style-name="P44">0,700000000000000 <text:s text:c="4"/>5,880000000000001 <text:s text:c="4"/>0.0 <text:s text:c="6"/>0,100000000000000</text:p>
            <text:p text:style-name="P44">0,800000000000000 <text:s text:c="4"/>7,680000000000001 <text:s text:c="4"/>0.0 <text:s text:c="6"/>0,100000000000000</text:p>
            <text:p text:style-name="P44">0,900000000000000 <text:s text:c="4"/>9,720000000000000 <text:s text:c="4"/>0.0 <text:s text:c="6"/>0,100000000000000</text:p>
            <text:p text:style-name="P44">0,999000000000000 <text:s text:c="4"/>11,976012000000003 <text:s text:c="3"/>0.0 <text:s text:c="6"/>0,099000000000000</text:p>
            <text:p text:style-name="P44">1,000000000000000 <text:s text:c="4"/>12,000000000000002 <text:s text:c="3"/>0.0 <text:s text:c="6"/>0,001000000000000</text:p>
            <text:p text:style-name="P44">Points count: <text:s text:c="4"/>12</text:p>
            <text:p text:style-name="P36">Accuracy bad in: <text:s text:c="2"/>0</text:p>
          </table:table-cell>
        </table:table-row>
      </table:table>
      <text:p text:style-name="P60"/>
      <text:p text:style-name="P18">3. <text:span text:style-name="T58"><draw:frame draw:style-name="fr1" draw:name="Объект39" text:anchor-type="as-char" svg:y="-0.437cm" svg:width="5.315cm" svg:height="0.527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56">Начальны</text:span><text:span text:style-name="T54">е</text:span><text:span text:style-name="T56"> условия: </text:span><text:span text:style-name="T20">[A, B] = [</text:span><text:span text:style-name="T54">1,</text:span><text:span text:style-name="T20"> </text:span><text:span text:style-name="T54">2</text:span><text:span text:style-name="T20">], x=</text:span><text:span text:style-name="T54">1</text:span><text:span text:style-name="T20">, y=</text:span><text:span text:style-name="T54">12</text:span><text:span text:style-name="T20">, h=0.001, </text:span><text:span text:style-name="T21">R=0</text:span></text:p>
      <text:p text:style-name="P61">Результат: 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5">X <text:s text:c="17"/>Y <text:s text:c="16"/>EPS <text:s text:c="18"/>h</text:p>
            <text:p text:style-name="P44">1,000000000000000 <text:s text:c="4"/>12,000000000000000 <text:s text:c="3"/>0.0</text:p>
            <text:p text:style-name="P44">1,100000000000000 <text:s text:c="4"/>14,520000000000000 <text:s text:c="3"/>0.0 <text:s text:c="6"/>0,100000000000000</text:p>
            <text:p text:style-name="P44">1,200000000000000 <text:s text:c="4"/>17,280000000000000 <text:s text:c="3"/>0.0 <text:s text:c="6"/>0,100000000000000</text:p>
            <text:p text:style-name="P44">1,300000000000000 <text:s text:c="4"/>20,280000000000000 <text:s text:c="3"/>0.0 <text:s text:c="6"/>0,100000000000000</text:p>
            <text:p text:style-name="P44">1,400000000000000 <text:s text:c="4"/>23,520000000000003 <text:s text:c="3"/>0.0 <text:s text:c="6"/>0,100000000000000</text:p>
            <text:p text:style-name="P44">1,500000000000000 <text:s text:c="4"/>27,000000000000004 <text:s text:c="3"/>0.0 <text:s text:c="6"/>0,100000000000000</text:p>
            <text:p text:style-name="P44">1,600000000000001 <text:s text:c="4"/>30,720000000000006 <text:s text:c="3"/>0.0 <text:s text:c="6"/>0,100000000000000</text:p>
            <text:p text:style-name="P44">1,700000000000001 <text:s text:c="4"/>34,680000000000010 <text:s text:c="3"/>0.0 <text:s text:c="6"/>0,100000000000000</text:p>
            <text:p text:style-name="P44">1,800000000000001 <text:s text:c="4"/>38,880000000000010 <text:s text:c="3"/>0.0 <text:s text:c="6"/>0,100000000000000</text:p>
            <text:p text:style-name="P44">1,900000000000001 <text:s text:c="4"/>43,320000000000014 <text:s text:c="3"/>0.0 <text:s text:c="6"/>0,100000000000000</text:p>
            <text:p text:style-name="P44">1,999000000000000 <text:s text:c="4"/>47,952011999999980 <text:s text:c="3"/>0.0 <text:s text:c="6"/>0,098999999999999</text:p>
            <text:p text:style-name="P44">2,000000000000000 <text:s text:c="4"/>47,999999999999980 <text:s text:c="3"/>0.0 <text:s text:c="6"/>0,001000000000000</text:p>
            <text:p text:style-name="P44">Points count: <text:s text:c="4"/>12</text:p>
            <text:p text:style-name="P36">Accuracy bad in: <text:s text:c="2"/>0</text:p>
          </table:table-cell>
        </table:table-row>
      </table:table>
      <text:p text:style-name="P61"/>
      <text:p text:style-name="P61"/>
      <text:p text:style-name="P66"><text:soft-page-break/>4. <text:span text:style-name="T54"><draw:frame draw:style-name="fr3" draw:name="Объект40" text:anchor-type="as-char" svg:y="-0.437cm" svg:width="5.473cm" svg:height="0.527cm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10">Начальные условия: </text:span><text:span text:style-name="T54">[A, B] = [0, 1], x=0, y=0, h=0.001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5">X <text:s text:c="17"/>Y <text:s text:c="16"/>EPS <text:s text:c="18"/>h</text:p>
            <text:p text:style-name="P44">0,000000000000000 <text:s text:c="4"/>0,000000000000000 <text:s text:c="4"/>0.0</text:p>
            <text:p text:style-name="P44">0,999000000000000 <text:s text:c="4"/>11,976011999999999 <text:s text:c="3"/>0.0 <text:s text:c="6"/>0,999000000000000</text:p>
            <text:p text:style-name="P44">1,000000000000000 <text:s text:c="4"/>11,999999999999998 <text:s text:c="3"/>0.0 <text:s text:c="6"/>0,001000000000000</text:p>
            <text:p text:style-name="P44">Points count: <text:s text:c="4"/>3</text:p>
            <text:p text:style-name="P36">Accuracy bad in: <text:s text:c="2"/>0</text:p>
          </table:table-cell>
        </table:table-row>
      </table:table>
      <text:p text:style-name="P66"><text:span text:style-name="T54"/></text:p>
      <text:p text:style-name="P66">5. <draw:frame draw:style-name="fr3" draw:name="Объект41" text:anchor-type="as-char" svg:y="-0.437cm" svg:width="7.705cm" svg:height="0.527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text:span text:style-name="T10">Начальные условия: </text:span><text:span text:style-name="T54">[A, B] = [0, 1], <text:s/>x=0, y=0, h=0.001, eps=4.768372e-7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55">X <text:s text:c="17"/>Y <text:s text:c="16"/>EPS <text:s text:c="18"/>h</text:p>
            <text:p text:style-name="P54">0,000000000000000 <text:s text:c="4"/>0,000000000000000 <text:s text:c="4"/>0.0</text:p>
            <text:p text:style-name="P54">0,007812500000000 <text:s text:c="4"/>0,000001430511475 <text:s text:c="4"/>4.76837158203125E-7 <text:s text:c="6"/>0,007812500000000</text:p>
            <text:p text:style-name="P54">0,015625000000000 <text:s text:c="4"/>0,000014305114746 <text:s text:c="4"/>4.76837158203125E-7 <text:s text:c="6"/>0,007812500000000</text:p>
            <text:p text:style-name="P54">0,023437500000000 <text:s text:c="4"/>0,000050067901611 <text:s text:c="4"/>4.76837158203125E-7 <text:s text:c="6"/>0,007812500000000</text:p>
            <text:p text:style-name="P54">0,031250000000000 <text:s text:c="4"/>0,000120162963867 <text:s text:c="4"/>4.76837158203125E-7 <text:s text:c="6"/>0,007812500000000</text:p>
            <text:p text:style-name="P54">0,039062500000000 <text:s text:c="4"/>0,000236034393311 <text:s text:c="4"/>4.76837158203125E-7 <text:s text:c="6"/>0,007812500000000</text:p>
            <text:p text:style-name="P54">0,046875000000000 <text:s text:c="4"/>0,000409126281738 <text:s text:c="4"/>4.76837158203125E-7 <text:s text:c="6"/>0,007812500000000</text:p>
            <text:p text:style-name="P54">0,054687500000000 <text:s text:c="4"/>0,000650882720947 <text:s text:c="4"/>4.76837158203125E-7 <text:s text:c="6"/>0,007812500000000</text:p>
            <text:p text:style-name="P54">0,062500000000000 <text:s text:c="4"/>0,000972747802734 <text:s text:c="4"/>4.76837158203125E-7 <text:s text:c="6"/>0,007812500000000</text:p>
            <text:p text:style-name="P54">0,070312500000000 <text:s text:c="4"/>0,001386165618896 <text:s text:c="4"/>4.76837158203125E-7 <text:s text:c="6"/>0,007812500000000</text:p>
            <text:p text:style-name="P54">0,078125000000000 <text:s text:c="4"/>0,001902580261230 <text:s text:c="4"/>4.76837158203125E-7 <text:s text:c="6"/>0,007812500000000</text:p>
            <text:p text:style-name="P54">0,085937500000000 <text:s text:c="4"/>0,002533435821533 <text:s text:c="4"/>4.76837158203125E-7 <text:s text:c="6"/>0,007812500000000</text:p>
            <text:p text:style-name="P54">0,093750000000000 <text:s text:c="4"/>0,003290176391602 <text:s text:c="4"/>4.76837158203125E-7 <text:s text:c="6"/>0,007812500000000</text:p>
            <text:p text:style-name="P54">0,101562500000000 <text:s text:c="4"/>0,004184246063232 <text:s text:c="4"/>4.76837158203125E-7 <text:s text:c="6"/>0,007812500000000</text:p>
            <text:p text:style-name="P54">. . . . .</text:p>
            <text:p text:style-name="P54">0,953125000000000 <text:s text:c="4"/>3,463397026062012 <text:s text:c="4"/>4.76837158203125E-7 <text:s text:c="6"/>0,007812500000000</text:p>
            <text:p text:style-name="P54">0,960937500000000 <text:s text:c="4"/>3,549263477325440 <text:s text:c="4"/>4.76837158203125E-7 <text:s text:c="6"/>0,007812500000000</text:p>
            <text:p text:style-name="P54">0,968750000000000 <text:s text:c="4"/>3,636537551879883 <text:s text:c="4"/>4.76837158203125E-7 <text:s text:c="6"/>0,007812500000000</text:p>
            <text:p text:style-name="P54">0,976562500000000 <text:s text:c="4"/>3,725230693817139 <text:s text:c="4"/>4.76837158203125E-7 <text:s text:c="6"/>0,007812500000000</text:p>
            <text:p text:style-name="P54">0,984375000000000 <text:s text:c="4"/>3,815354347229004 <text:s text:c="4"/>4.76837158203125E-7 <text:s text:c="6"/>0,007812500000000</text:p>
            <text:p text:style-name="P54">0,992187500000000 <text:s text:c="4"/>3,906919956207275 <text:s text:c="4"/>4.76837158203125E-7 <text:s text:c="6"/>0,007812500000000</text:p>
            <text:p text:style-name="P54">0,999000000000000 <text:s text:c="4"/>3,987951121511719 <text:s text:c="4"/>3.161691897920112E-7 <text:s text:c="5"/>0,006812500000000</text:p>
            <text:p text:style-name="P54">1,000000000000000 <text:s text:c="4"/>3,999939124511719 <text:s text:c="4"/>1.000000082740371E-9 <text:s text:c="5"/>0,001000000000000</text:p>
            <text:p text:style-name="P54">Points count: <text:s text:c="4"/>130</text:p>
            <text:p text:style-name="P51">Accuracy bad in: <text:s text:c="2"/>0</text:p>
          </table:table-cell>
        </table:table-row>
      </table:table>
      <text:p text:style-name="P66"><text:span text:style-name="T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size="12pt" fo:language="en" fo:country="US" style:letter-kerning="true" style:font-name-asian="SimSun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20:44.184000000</meta:creation-date>
    <dc:date>2019-03-24T21:17:31.346000000</dc:date>
    <meta:editing-duration>PT7M38S</meta:editing-duration>
    <meta:editing-cycles>2</meta:editing-cycles>
    <meta:generator>LibreOffice/4.1.0.4$Windows_x86 LibreOffice_project/89ea49ddacd9aa532507cbf852f2bb22b1ace28</meta:generator>
    <meta:document-statistic meta:table-count="7" meta:image-count="0" meta:object-count="41" meta:page-count="6" meta:paragraph-count="203" meta:word-count="1171" meta:character-count="11032" meta:non-whitespace-character-count="8484"/>
  </office:meta>
</office:document-meta>
</file>

<file path=Object 1/content.xml><?xml version="1.0" encoding="utf-8"?>
<math xmlns="http://www.w3.org/1998/Math/MathML">
  <semantics>
    <mrow>
      <mrow>
        <msub>
          <mi>y</mi>
          <mi>h</mi>
        </msub>
        <mo stretchy="false">=</mo>
        <mi>y</mi>
      </mrow>
      <mrow>
        <mo stretchy="false">(</mo>
        <mrow>
          <mrow>
            <mi>x</mi>
            <mo stretchy="false">+</mo>
            <mi>h</mi>
          </mrow>
        </mrow>
        <mo stretchy="false">)</mo>
      </mrow>
    </mrow>
    <annotation encoding="StarMath 5.0">y_h=y(x+h)</annotation>
  </semantics>
</math>
</file>

<file path=Object 10/content.xml><?xml version="1.0" encoding="utf-8"?>
<math xmlns="http://www.w3.org/1998/Math/MathML">
  <semantics>
    <mrow>
      <mi>y</mi>
      <mrow>
        <mi>'</mi>
        <mo stretchy="false">=</mo>
        <mi>f</mi>
      </mrow>
      <mrow>
        <mo stretchy="false">(</mo>
        <mrow>
          <mi>x</mi>
          <mi>,</mi>
          <mi>y</mi>
        </mrow>
        <mo stretchy="false">)</mo>
      </mrow>
      <mi>,</mi>
      <mrow>
        <mi>x</mi>
        <mo stretchy="false">∈</mo>
        <mrow>
          <mo stretchy="false">[</mo>
          <mrow>
            <mi>A</mi>
            <mi>,</mi>
            <mi>B</mi>
          </mrow>
          <mo stretchy="false">]</mo>
        </mrow>
      </mrow>
    </mrow>
    <annotation encoding="StarMath 5.0">y'=f(x,y), x in [A, B] 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sub>
          <mi>y</mi>
          <mn>0</mn>
        </msub>
      </mrow>
    </mrow>
    <annotation encoding="StarMath 5.0">y(x_0)=y_0</annotation>
  </semantics>
</math>
</file>

<file path=Object 12/content.xml><?xml version="1.0" encoding="utf-8"?>
<math xmlns="http://www.w3.org/1998/Math/MathML">
  <semantics>
    <mrow>
      <msub>
        <mi>x</mi>
        <mn>0</mn>
      </msub>
    </mrow>
    <annotation encoding="StarMath 5.0">x_0
</annotation>
  </semantics>
</math>
</file>

<file path=Object 13/content.xml><?xml version="1.0" encoding="utf-8"?>
<math xmlns="http://www.w3.org/1998/Math/MathML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i mathvariant="italic">K2</mi>
        </mrow>
      </mrow>
    </mrow>
    <annotation encoding="StarMath 5.0">y_1=y_0+K2</annotation>
  </semantics>
</math>
</file>

<file path=Object 14/content.xml><?xml version="1.0" encoding="utf-8"?>
<math xmlns="http://www.w3.org/1998/Math/MathML">
  <semantics>
    <mrow>
      <mrow>
        <mi mathvariant="italic">K1</mi>
        <mo stretchy="false">=</mo>
        <mrow>
          <mi>h</mi>
          <mo stretchy="false">∗</mo>
          <mi>f</mi>
        </mrow>
      </mrow>
      <mrow>
        <mo stretchy="false">(</mo>
        <mrow>
          <msub>
            <mi>x</mi>
            <mn>0,</mn>
          </msub>
          <msub>
            <mi>y</mi>
            <mn>0</mn>
          </msub>
        </mrow>
        <mo stretchy="false">)</mo>
      </mrow>
    </mrow>
    <annotation encoding="StarMath 5.0">K1=h*f(x_0,y_0)</annotation>
  </semantics>
</math>
</file>

<file path=Object 15/content.xml><?xml version="1.0" encoding="utf-8"?>
<math xmlns="http://www.w3.org/1998/Math/MathML">
  <semantics>
    <mrow>
      <mrow>
        <mi mathvariant="italic">K2</mi>
        <mo stretchy="false">=</mo>
        <mrow>
          <mi>h</mi>
          <mo stretchy="false">∗</mo>
          <mi>f</mi>
        </mrow>
      </mrow>
      <mrow>
        <mo stretchy="false">(</mo>
        <mrow>
          <mrow>
            <msub>
              <mi>x</mi>
              <mn>0</mn>
            </msub>
            <mo stretchy="false">+</mo>
            <mrow>
              <mfrac>
                <mi>h</mi>
                <mn>2</mn>
              </mfrac>
            </mrow>
          </mrow>
          <mi>,</mi>
          <mrow>
            <msub>
              <mi>y</mi>
              <mn>0</mn>
            </msub>
            <mo stretchy="false">+</mo>
            <mrow>
              <mfrac>
                <mi mathvariant="italic">K1</mi>
                <mn>2</mn>
              </mfrac>
            </mrow>
          </mrow>
        </mrow>
        <mo stretchy="false">)</mo>
      </mrow>
    </mrow>
    <annotation encoding="StarMath 5.0">K2=h*f(x_0+{h over 2}, y_0+{K1 over 2})</annotation>
  </semantics>
</math>
</file>

<file path=Object 16/content.xml><?xml version="1.0" encoding="utf-8"?>
<math xmlns="http://www.w3.org/1998/Math/MathML">
  <semantics>
    <mrow>
      <msub>
        <mi>x</mi>
        <mn>0,</mn>
      </msub>
      <msub>
        <mi>y</mi>
        <mn>0</mn>
      </msub>
    </mrow>
    <annotation encoding="StarMath 5.0">x_0, y_0
</annotation>
  </semantics>
</math>
</file>

<file path=Object 17/content.xml><?xml version="1.0" encoding="utf-8"?>
<math xmlns="http://www.w3.org/1998/Math/MathML">
  <semantics>
    <mrow>
      <msub>
        <mi>h</mi>
        <mi mathvariant="italic">min</mi>
      </msub>
    </mrow>
    <annotation encoding="StarMath 5.0">h_min</annotation>
  </semantics>
</math>
</file>

<file path=Object 18/content.xml><?xml version="1.0" encoding="utf-8"?>
<math xmlns="http://www.w3.org/1998/Math/MathML">
  <semantics>
    <mrow>
      <msub>
        <mi mathvariant="italic">eps</mi>
        <mi mathvariant="italic">min</mi>
      </msub>
    </mrow>
    <annotation encoding="StarMath 5.0">eps_min</annotation>
  </semantics>
</math>
</file>

<file path=Object 19/content.xml><?xml version="1.0" encoding="utf-8"?>
<math xmlns="http://www.w3.org/1998/Math/MathML">
  <semantics>
    <mrow>
      <mi>A</mi>
      <mi>,</mi>
      <mi>B</mi>
    </mrow>
    <annotation encoding="StarMath 5.0">A, B</annotation>
  </semantics>
</math>
</file>

<file path=Object 2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i>h</mi>
          </mrow>
        </mrow>
        <mo stretchy="false">)</mo>
      </mrow>
    </mrow>
    <annotation encoding="StarMath 5.0">(x+h)</annotation>
  </semantics>
</math>
</file>

<file path=Object 20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(x,y)=f(x)</annotation>
  </semantics>
</math>
</file>

<file path=Object 21/content.xml><?xml version="1.0" encoding="utf-8"?>
<math xmlns="http://www.w3.org/1998/Math/MathML">
  <semantics>
    <mrow>
      <msubsup>
        <mi>y</mi>
        <mrow>
          <mrow>
            <mi>n</mi>
            <mo stretchy="false">+</mo>
            <mn>1</mn>
          </mrow>
        </mrow>
        <mi>h</mi>
      </msubsup>
    </mrow>
    <annotation encoding="StarMath 5.0">y^h_{n+1}</annotation>
  </semantics>
</math>
</file>

<file path=Object 22/content.xml><?xml version="1.0" encoding="utf-8"?>
<math xmlns="http://www.w3.org/1998/Math/MathML">
  <semantics>
    <mrow>
      <mrow>
        <mrow>
          <mo stretchy="false">∣</mo>
          <mrow>
            <mrow>
              <mrow>
                <msub>
                  <mi mathvariant="italic">eps</mi>
                  <mi>n</mi>
                </msub>
                <mo stretchy="false">+</mo>
                <mn>1</mn>
              </mrow>
            </mrow>
          </mrow>
          <mo stretchy="false">∣</mo>
        </mrow>
        <mo stretchy="false">&gt;</mo>
        <mi mathvariant="italic">eps</mi>
      </mrow>
    </mrow>
    <annotation encoding="StarMath 5.0">lline {eps_n+1} rline &gt; eps</annotation>
  </semantics>
</math>
</file>

<file path=Object 23/content.xml><?xml version="1.0" encoding="utf-8"?>
<math xmlns="http://www.w3.org/1998/Math/MathML">
  <semantics>
    <mrow>
      <msubsup>
        <mi>y</mi>
        <mrow>
          <mrow>
            <mi>n</mi>
            <mo stretchy="false">+</mo>
            <mn>1</mn>
          </mrow>
        </mrow>
        <mi>h</mi>
      </msubsup>
    </mrow>
    <annotation encoding="StarMath 5.0">y^h_{n+1}</annotation>
  </semantics>
</math>
</file>

<file path=Object 24/content.xml><?xml version="1.0" encoding="utf-8"?>
<math xmlns="http://www.w3.org/1998/Math/MathML">
  <semantics>
    <mrow>
      <mrow>
        <msup>
          <mi>h</mi>
          <mrow>
            <mo stretchy="false">(</mo>
            <mrow>
              <mn>1</mn>
            </mrow>
            <mo stretchy="false">)</mo>
          </mrow>
        </msup>
        <mo stretchy="false">=</mo>
        <mfrac>
          <mi>h</mi>
          <mn>2</mn>
        </mfrac>
      </mrow>
    </mrow>
    <annotation encoding="StarMath 5.0">h^(1)=h over 2</annotation>
  </semantics>
</math>
</file>

<file path=Object 25/content.xml><?xml version="1.0" encoding="utf-8"?>
<math xmlns="http://www.w3.org/1998/Math/MathML">
  <semantics>
    <mrow>
      <mi mathvariant="italic">eps</mi>
    </mrow>
    <annotation encoding="StarMath 5.0">eps</annotation>
  </semantics>
</math>
</file>

<file path=Object 26/content.xml><?xml version="1.0" encoding="utf-8"?>
<math xmlns="http://www.w3.org/1998/Math/MathML">
  <semantics>
    <mrow>
      <mrow>
        <mi>h</mi>
        <mo stretchy="false">=</mo>
        <msub>
          <mi>h</mi>
          <mi mathvariant="italic">min</mi>
        </msub>
      </mrow>
    </mrow>
    <annotation encoding="StarMath 5.0">h=h_min</annotation>
  </semantics>
</math>
</file>

<file path=Object 27/content.xml><?xml version="1.0" encoding="utf-8"?>
<math xmlns="http://www.w3.org/1998/Math/MathML">
  <semantics>
    <mrow>
      <mrow>
        <mrow>
          <mo stretchy="false">∣</mo>
          <mrow>
            <mrow>
              <msub>
                <mi mathvariant="italic">eps</mi>
                <mrow>
                  <mrow>
                    <mi>n</mi>
                    <mo stretchy="false">+</mo>
                    <mn>1</mn>
                  </mrow>
                </mrow>
              </msub>
            </mrow>
          </mrow>
          <mo stretchy="false">∣</mo>
        </mrow>
        <mo stretchy="false">&lt;</mo>
        <mfrac>
          <mi mathvariant="italic">eps</mi>
          <msup>
            <mn>2</mn>
            <mi>s</mi>
          </msup>
        </mfrac>
      </mrow>
    </mrow>
    <annotation encoding="StarMath 5.0">lline {eps_{n+1}} rline &lt; eps over 2^s</annotation>
  </semantics>
</math>
</file>

<file path=Object 28/content.xml><?xml version="1.0" encoding="utf-8"?>
<math xmlns="http://www.w3.org/1998/Math/MathML">
  <semantics>
    <mrow>
      <mrow>
        <msub>
          <mi>h</mi>
          <mrow>
            <mrow>
              <mi>n</mi>
              <mo stretchy="false">+</mo>
              <mn>1</mn>
            </mrow>
          </mrow>
        </msub>
        <mo stretchy="false">=</mo>
        <mrow>
          <mn>2</mn>
          <mo stretchy="false">∗</mo>
          <msub>
            <mi>h</mi>
            <mi>n</mi>
          </msub>
        </mrow>
      </mrow>
    </mrow>
    <annotation encoding="StarMath 5.0">h_{n+1}=2*h_n</annotation>
  </semantics>
</math>
</file>

<file path=Object 29/content.xml><?xml version="1.0" encoding="utf-8"?>
<math xmlns="http://www.w3.org/1998/Math/MathML">
  <semantics>
    <mrow>
      <mi>u</mi>
      <mrow>
        <mrow>
          <mrow>
            <mrow>
              <mo stretchy="false">(</mo>
              <mrow>
                <mrow>
                  <msub>
                    <mi>x</mi>
                    <mn>0</mn>
                  </msub>
                  <mo stretchy="false">+</mo>
                  <mi>h</mi>
                </mrow>
              </mrow>
              <mo stretchy="false">)</mo>
            </mrow>
            <mo stretchy="false">−</mo>
            <msub>
              <mi>y</mi>
              <mn>0</mn>
            </msub>
          </mrow>
          <mo stretchy="false">−</mo>
          <mi mathvariant="italic">K2</mi>
        </mrow>
        <mo stretchy="false">=</mo>
        <mrow>
          <mrow>
            <msub>
              <mi>y</mi>
              <mn>0</mn>
            </msub>
            <mo stretchy="false">+</mo>
            <mrow>
              <mi>h</mi>
              <mo stretchy="false">∗</mo>
              <msub>
                <mi>f</mi>
                <mn>0</mn>
              </msub>
            </mrow>
          </mrow>
          <mo stretchy="false">+</mo>
          <mrow>
            <mrow>
              <mfrac>
                <msup>
                  <mi>h</mi>
                  <mn>2</mn>
                </msup>
                <mrow>
                  <mn>2</mn>
                  <mi>!</mi>
                </mrow>
              </mfrac>
            </mrow>
            <mo stretchy="false">∗</mo>
            <msub>
              <mi>f</mi>
              <mn>0</mn>
            </msub>
          </mrow>
        </mrow>
      </mrow>
      <mrow>
        <mi>'</mi>
        <mo stretchy="false">+</mo>
        <mrow>
          <mrow>
            <mfrac>
              <msup>
                <mi>h</mi>
                <mn>3</mn>
              </msup>
              <mrow>
                <mn>3</mn>
                <mi>!</mi>
              </mrow>
            </mfrac>
          </mrow>
          <mo stretchy="false">∗</mo>
          <msub>
            <mi>f</mi>
            <mn>0</mn>
          </msub>
        </mrow>
      </mrow>
      <mi>'</mi>
      <mrow>
        <mi>'</mi>
        <mo stretchy="false">+</mo>
        <mrow>
          <mrow>
            <mfrac>
              <msup>
                <mi>h</mi>
                <mn>4</mn>
              </msup>
              <mrow>
                <mn>4</mn>
                <mi>!</mi>
              </mrow>
            </mfrac>
          </mrow>
          <mo stretchy="false">∗</mo>
          <msub>
            <mi>f</mi>
            <mn>0</mn>
          </msub>
        </mrow>
      </mrow>
      <mi>'</mi>
      <mi>'</mi>
      <mrow>
        <mrow>
          <mrow>
            <mrow>
              <mi>'</mi>
              <mo stretchy="false">+</mo>
              <mn>...</mn>
            </mrow>
            <mo stretchy="false">−</mo>
            <msub>
              <mi>y</mi>
              <mn>0</mn>
            </msub>
          </mrow>
          <mo stretchy="false">−</mo>
          <mrow>
            <mi>h</mi>
            <mo stretchy="false">∗</mo>
            <msub>
              <mi>f</mi>
              <mn>0</mn>
            </msub>
          </mrow>
        </mrow>
        <mo stretchy="false">−</mo>
        <mrow>
          <mrow>
            <mfrac>
              <msup>
                <mi>h</mi>
                <mn>2</mn>
              </msup>
              <mn>2</mn>
            </mfrac>
          </mrow>
          <mo stretchy="false">∗</mo>
          <msub>
            <mi>f</mi>
            <mn>0</mn>
          </msub>
        </mrow>
      </mrow>
      <mrow>
        <mi>'</mi>
        <mo stretchy="false">−</mo>
        <mrow>
          <mrow>
            <mrow>
              <mfrac>
                <msup>
                  <mi>h</mi>
                  <mn>3</mn>
                </msup>
                <mn>4</mn>
              </mfrac>
            </mrow>
            <mo stretchy="false">∗</mo>
            <mrow>
              <mfrac>
                <mn>1</mn>
                <mn>2</mn>
              </mfrac>
            </mrow>
          </mrow>
          <mo stretchy="false">∗</mo>
          <msub>
            <mi>f</mi>
            <mn>0</mn>
          </msub>
        </mrow>
      </mrow>
      <mi>'</mi>
      <mrow>
        <mi>'</mi>
        <mo stretchy="false">−</mo>
        <mn>...</mn>
      </mrow>
    </mrow>
    <annotation encoding="StarMath 5.0">u(x_0+h)-y_0-K2=y_0+h*f_0+{h^2 over {2!}}*f_0'+{h^3 over {3!}}*f_0''+ {h^4 over {4!}}*f_0'''+...-y_0-h*f_0-{h^2 over 2}*f_0'-{h^3 over 4}*{1 over 2}*f_0''-...</annotation>
  </semantics>
</math>
</file>

<file path=Object 3/content.xml><?xml version="1.0" encoding="utf-8"?>
<math xmlns="http://www.w3.org/1998/Math/MathML">
  <semantics>
    <mrow>
      <mrow>
        <msub>
          <mi>y</mi>
          <mrow>
            <mfrac>
              <mi>h</mi>
              <mn>2</mn>
            </mfrac>
          </mrow>
        </msub>
        <mo stretchy="false">=</mo>
        <mi>y</mi>
      </mrow>
      <mrow>
        <mo stretchy="false">(</mo>
        <mrow>
          <mrow>
            <mi>x</mi>
            <mo stretchy="false">+</mo>
            <mrow>
              <mfrac>
                <mi>h</mi>
                <mn>2</mn>
              </mfrac>
            </mrow>
          </mrow>
        </mrow>
        <mo stretchy="false">)</mo>
      </mrow>
    </mrow>
    <annotation encoding="StarMath 5.0">y_{h over 2}=y(x+{h over 2})</annotation>
  </semantics>
</math>
</file>

<file path=Object 30/content.xml><?xml version="1.0" encoding="utf-8"?>
<math xmlns="http://www.w3.org/1998/Math/MathML">
  <semantics>
    <mrow>
      <mrow>
        <mrow>
          <mrow>
            <mfrac>
              <mn>1</mn>
              <mn>24</mn>
            </mfrac>
          </mrow>
          <mo stretchy="false">∗</mo>
          <msup>
            <mi>h</mi>
            <mn>3</mn>
          </msup>
        </mrow>
        <mo stretchy="false">∗</mo>
        <mi>f</mi>
      </mrow>
      <mi>'</mi>
      <mrow>
        <mi>'</mi>
        <mo stretchy="false">+</mo>
        <mi>O</mi>
      </mrow>
      <mrow>
        <mo stretchy="false">(</mo>
        <mrow>
          <msup>
            <mi>h</mi>
            <mn>4</mn>
          </msup>
        </mrow>
        <mo stretchy="false">)</mo>
      </mrow>
    </mrow>
    <annotation encoding="StarMath 5.0">{1 over 24}*h^3*f''+O(h^4)</annotation>
  </semantics>
</math>
</file>

<file path=Object 31/content.xml><?xml version="1.0" encoding="utf-8"?>
<math xmlns="http://www.w3.org/1998/Math/MathML" display="block">
  <semantics>
    <mrow>
      <mn>1.5</mn>
      <mrow>
        <msub>
          <mi mathvariant="normal">h</mi>
          <mi>min</mi>
        </msub>
        <mo stretchy="false">&lt;</mo>
        <mrow>
          <mi mathvariant="normal">B</mi>
          <mo stretchy="false">−</mo>
          <msub>
            <mi mathvariant="normal">x</mi>
            <mi mathvariant="normal">n</mi>
          </msub>
        </mrow>
        <mo stretchy="false">&lt;</mo>
        <mn>2</mn>
      </mrow>
      <msub>
        <mi mathvariant="normal">h</mi>
        <mi>min</mi>
      </msub>
      <mi mathvariant="normal">,</mi>
    </mrow>
    <annotation encoding="StarMath 5.0">1.5 h_min &lt; B - x_n &lt; 2h_min, </annotation>
  </semantics>
</math>
</file>

<file path=Object 32/content.xml><?xml version="1.0" encoding="utf-8"?>
<math xmlns="http://www.w3.org/1998/Math/MathML" display="block">
  <semantics>
    <mrow>
      <mrow>
        <msub>
          <mi mathvariant="normal">x</mi>
          <mrow>
            <mi mathvariant="normal">n</mi>
            <mo stretchy="false">+</mo>
            <mn>1</mn>
          </mrow>
        </msub>
        <mo stretchy="false">=</mo>
        <mrow>
          <msub>
            <mi mathvariant="normal">x</mi>
            <mi mathvariant="normal">n</mi>
          </msub>
          <mo stretchy="false">+</mo>
          <mrow>
            <mrow>
              <mo fence="true" stretchy="false">(</mo>
              <mrow>
                <mrow>
                  <mi mathvariant="normal">B</mi>
                  <mo stretchy="false">−</mo>
                  <msub>
                    <mi mathvariant="normal">x</mi>
                    <mi mathvariant="normal">n</mi>
                  </msub>
                </mrow>
              </mrow>
              <mo fence="true" stretchy="false">)</mo>
            </mrow>
            <mo stretchy="false">/</mo>
            <mn>2</mn>
          </mrow>
        </mrow>
      </mrow>
      <mi mathvariant="normal">,</mi>
      <mrow>
        <msub>
          <mi mathvariant="normal">x</mi>
          <mrow>
            <mi mathvariant="normal">n</mi>
            <mo stretchy="false">+</mo>
            <mn>2</mn>
          </mrow>
        </msub>
        <mo stretchy="false">=</mo>
        <mi mathvariant="normal">B</mi>
      </mrow>
    </mrow>
    <annotation encoding="StarMath 5.0">x_{ n+1 } = x_n + ( B-x_n )/2, x_{ n+2 } = B</annotation>
  </semantics>
</math>
</file>

<file path=Object 33/content.xml><?xml version="1.0" encoding="utf-8"?>
<math xmlns="http://www.w3.org/1998/Math/MathML" display="block">
  <semantics>
    <mrow>
      <mrow>
        <mrow>
          <mi mathvariant="normal">B</mi>
          <mo stretchy="false">−</mo>
          <msub>
            <mi mathvariant="normal">x</mi>
            <mi mathvariant="normal">n</mi>
          </msub>
        </mrow>
        <mo stretchy="false">≥</mo>
        <mn>2</mn>
      </mrow>
      <msub>
        <mi mathvariant="normal">h</mi>
        <mi>min</mi>
      </msub>
      <mi mathvariant="normal">,</mi>
    </mrow>
    <annotation encoding="StarMath 5.0">B - x_n &gt;= 2h_min,</annotation>
  </semantics>
</math>
</file>

<file path=Object 34/content.xml><?xml version="1.0" encoding="utf-8"?>
<math xmlns="http://www.w3.org/1998/Math/MathML" display="block">
  <semantics>
    <mrow>
      <mrow>
        <msub>
          <mi mathvariant="normal">x</mi>
          <mrow>
            <mi mathvariant="normal">n</mi>
            <mo stretchy="false">+</mo>
            <mn>1</mn>
          </mrow>
        </msub>
        <mo stretchy="false">=</mo>
        <mrow>
          <mi mathvariant="normal">b</mi>
          <mo stretchy="false">−</mo>
          <msub>
            <mi mathvariant="normal">h</mi>
            <mi>min</mi>
          </msub>
        </mrow>
      </mrow>
      <mi mathvariant="normal">,</mi>
      <mrow>
        <msub>
          <mi mathvariant="normal">x</mi>
          <mrow>
            <mi mathvariant="normal">n</mi>
            <mo stretchy="false">+</mo>
            <mn>2</mn>
          </mrow>
        </msub>
        <mo stretchy="false">=</mo>
        <mi mathvariant="normal">B</mi>
      </mrow>
    </mrow>
    <annotation encoding="StarMath 5.0">x_{n+1} = b - h_min, x_{n+2 } = B</annotation>
  </semantics>
</math>
</file>

<file path=Object 35/content.xml><?xml version="1.0" encoding="utf-8"?>
<math xmlns="http://www.w3.org/1998/Math/MathML" display="block">
  <semantics>
    <mrow>
      <mrow>
        <mrow>
          <mi mathvariant="normal">B</mi>
          <mo stretchy="false">−</mo>
          <msub>
            <mi mathvariant="normal">x</mi>
            <mi mathvariant="normal">n</mi>
          </msub>
        </mrow>
        <mo stretchy="false">≤</mo>
        <mn>1.5</mn>
      </mrow>
      <msub>
        <mi mathvariant="normal">h</mi>
        <mi>min</mi>
      </msub>
      <mi mathvariant="normal">,</mi>
    </mrow>
    <annotation encoding="StarMath 5.0">B - x_n &lt;= 1.5h_min, </annotation>
  </semantics>
</math>
</file>

<file path=Object 36/content.xml><?xml version="1.0" encoding="utf-8"?>
<math xmlns="http://www.w3.org/1998/Math/MathML" display="block">
  <semantics>
    <mrow>
      <msub>
        <mi mathvariant="normal">x</mi>
        <mrow>
          <mi mathvariant="normal">n</mi>
          <mo stretchy="false">+</mo>
          <mn>1</mn>
        </mrow>
      </msub>
      <mo stretchy="false">=</mo>
      <mi mathvariant="normal">B</mi>
    </mrow>
    <annotation encoding="StarMath 5.0">x_{n+1} = B</annotation>
  </semantics>
</math>
</file>

<file path=Object 37/content.xml><?xml version="1.0" encoding="utf-8"?>
<math xmlns="http://www.w3.org/1998/Math/MathML">
  <semantics>
    <mrow>
      <mrow>
        <mi>y</mi>
        <mo stretchy="false">=</mo>
        <mi>x</mi>
      </mrow>
      <mi>,</mi>
      <mi>y</mi>
      <mrow>
        <mi>'</mi>
        <mo stretchy="false">=</mo>
        <mn>1,</mn>
      </mrow>
      <mi>y</mi>
      <mi>'</mi>
      <mrow>
        <mi>'</mi>
        <mo stretchy="false">=</mo>
        <mn>0</mn>
      </mrow>
    </mrow>
    <annotation encoding="StarMath 5.0">y=x, y'=1, y''=0</annotation>
  </semantics>
</math>
</file>

<file path=Object 38/content.xml><?xml version="1.0" encoding="utf-8"?>
<math xmlns="http://www.w3.org/1998/Math/MathML">
  <semantics>
    <mrow>
      <mrow>
        <mi>y</mi>
        <mo stretchy="false">=</mo>
        <mrow>
          <mn>12</mn>
          <mo stretchy="false">∗</mo>
          <msup>
            <mi>x</mi>
            <mn>2,</mn>
          </msup>
        </mrow>
      </mrow>
      <mi>y</mi>
      <mrow>
        <mi>'</mi>
        <mo stretchy="false">=</mo>
        <mrow>
          <mn>24</mn>
          <mo stretchy="false">∗</mo>
          <mi>x</mi>
        </mrow>
      </mrow>
      <mi>,</mi>
      <mi>y</mi>
      <mi>'</mi>
      <mrow>
        <mi>'</mi>
        <mo stretchy="false">=</mo>
        <mn>24</mn>
      </mrow>
    </mrow>
    <annotation encoding="StarMath 5.0">y=12*x^2, y'=24*x, y''=24</annotation>
  </semantics>
</math>
</file>

<file path=Object 39/content.xml><?xml version="1.0" encoding="utf-8"?>
<math xmlns="http://www.w3.org/1998/Math/MathML">
  <semantics>
    <mrow>
      <mrow>
        <mi>y</mi>
        <mo stretchy="false">=</mo>
        <mrow>
          <mn>12</mn>
          <mo stretchy="false">∗</mo>
          <msup>
            <mi>x</mi>
            <mn>2,</mn>
          </msup>
        </mrow>
      </mrow>
      <mi>y</mi>
      <mrow>
        <mi>'</mi>
        <mo stretchy="false">=</mo>
        <mrow>
          <mn>24</mn>
          <mo stretchy="false">∗</mo>
          <mi>x</mi>
        </mrow>
      </mrow>
      <mi>,</mi>
      <mi>y</mi>
      <mi>'</mi>
      <mrow>
        <mi>'</mi>
        <mo stretchy="false">=</mo>
        <mn>24</mn>
      </mrow>
    </mrow>
    <annotation encoding="StarMath 5.0">y=12*x^2, y'=24*x, y''=24</annotation>
  </semantics>
</math>
</file>

<file path=Object 4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row>
              <mfrac>
                <mi>h</mi>
                <mn>2</mn>
              </mfrac>
            </mrow>
          </mrow>
        </mrow>
        <mo stretchy="false">)</mo>
      </mrow>
    </mrow>
    <annotation encoding="StarMath 5.0">(x+{h over 2})</annotation>
  </semantics>
</math>
</file>

<file path=Object 40/content.xml><?xml version="1.0" encoding="utf-8"?>
<math xmlns="http://www.w3.org/1998/Math/MathML">
  <semantics>
    <mrow>
      <mrow>
        <mi>y</mi>
        <mo stretchy="false">=</mo>
        <mrow>
          <mn>12</mn>
          <mo stretchy="false">∗</mo>
          <msup>
            <mi>x</mi>
            <mn>2</mn>
          </msup>
        </mrow>
      </mrow>
      <mi>;</mi>
      <mi>y</mi>
      <mrow>
        <mi>'</mi>
        <mo stretchy="false">=</mo>
        <mrow>
          <mn>24</mn>
          <mo stretchy="false">∗</mo>
          <mi>x</mi>
        </mrow>
      </mrow>
      <mi>;</mi>
      <mi>y</mi>
      <mi>'</mi>
      <mrow>
        <mi>'</mi>
        <mo stretchy="false">=</mo>
        <mn>24</mn>
      </mrow>
    </mrow>
    <annotation encoding="StarMath 5.0">y=12*x^2; y'=24*x; y''=24
</annotation>
  </semantics>
</math>
</file>

<file path=Object 41/content.xml><?xml version="1.0" encoding="utf-8"?>
<math xmlns="http://www.w3.org/1998/Math/MathML">
  <semantics>
    <mrow>
      <mrow>
        <mi>y</mi>
        <mo stretchy="false">=</mo>
        <mrow>
          <mn>4</mn>
          <mo stretchy="false">∗</mo>
          <msup>
            <mi>x</mi>
            <mn>3</mn>
          </msup>
        </mrow>
      </mrow>
      <mi>;</mi>
      <mi>y</mi>
      <mrow>
        <mi>'</mi>
        <mo stretchy="false">=</mo>
        <mrow>
          <mn>12</mn>
          <mo stretchy="false">∗</mo>
          <msup>
            <mi>x</mi>
            <mn>2</mn>
          </msup>
        </mrow>
      </mrow>
      <mi>;</mi>
      <mi>y</mi>
      <mi>'</mi>
      <mrow>
        <mi>'</mi>
        <mo stretchy="false">=</mo>
        <mrow>
          <mn>24</mn>
          <mo stretchy="false">∗</mo>
          <mi>x</mi>
        </mrow>
      </mrow>
      <mi>;</mi>
      <mi>y</mi>
      <mi>'</mi>
      <mi>'</mi>
      <mrow>
        <mi>'</mi>
        <mo stretchy="false">=</mo>
        <mn>24</mn>
      </mrow>
    </mrow>
    <annotation encoding="StarMath 5.0">y=4*x^3; y'=12*x^2; y''=24*x; y'''=24</annotation>
  </semantics>
</math>
</file>

<file path=Object 5/content.xml><?xml version="1.0" encoding="utf-8"?>
<math xmlns="http://www.w3.org/1998/Math/MathML">
  <semantics>
    <mrow>
      <mrow>
        <msub>
          <mi>x</mi>
          <mrow>
            <mfrac>
              <mi>h</mi>
              <mn>2</mn>
            </mfrac>
          </mrow>
        </msub>
        <mo stretchy="false">=</mo>
        <mrow>
          <mi>x</mi>
          <mo stretchy="false">+</mo>
          <mrow>
            <mfrac>
              <mi>h</mi>
              <mn>2</mn>
            </mfrac>
          </mrow>
        </mrow>
      </mrow>
    </mrow>
    <annotation encoding="StarMath 5.0">x_{h over 2}=x+{h over 2}</annotation>
  </semantics>
</math>
</file>

<file path=Object 6/content.xml><?xml version="1.0" encoding="utf-8"?>
<math xmlns="http://www.w3.org/1998/Math/MathML">
  <semantics>
    <mrow>
      <mrow>
        <mrow>
          <msub>
            <mi>y</mi>
            <mi>h</mi>
          </msub>
          <mo stretchy="false">=</mo>
          <msub>
            <mi>y</mi>
            <mrow>
              <mrow>
                <mrow>
                  <mfrac>
                    <mi>h</mi>
                    <mn>2</mn>
                  </mfrac>
                </mrow>
                <mo stretchy="false">+</mo>
                <mrow>
                  <mfrac>
                    <mi>h</mi>
                    <mn>2</mn>
                  </mfrac>
                </mrow>
              </mrow>
            </mrow>
          </msub>
        </mrow>
        <mo stretchy="false">=</mo>
        <mi>y</mi>
      </mrow>
      <mrow>
        <mo stretchy="false">(</mo>
        <mrow>
          <mrow>
            <msub>
              <mi>x</mi>
              <mrow>
                <mfrac>
                  <mi>h</mi>
                  <mn>2</mn>
                </mfrac>
              </mrow>
            </msub>
            <mo stretchy="false">+</mo>
            <mrow>
              <mfrac>
                <mi>h</mi>
                <mn>2</mn>
              </mfrac>
            </mrow>
          </mrow>
        </mrow>
        <mo stretchy="false">)</mo>
      </mrow>
    </mrow>
    <annotation encoding="StarMath 5.0">y_h=y_{{h over 2}+{h over 2}}=y(x_{h over 2}+{h over 2})</annotation>
  </semantics>
</math>
</file>

<file path=Object 7/content.xml><?xml version="1.0" encoding="utf-8"?>
<math xmlns="http://www.w3.org/1998/Math/MathML">
  <semantics>
    <mrow>
      <mfrac>
        <mrow>
          <mrow>
            <msub>
              <mi>y</mi>
              <mrow>
                <mfrac>
                  <mi>h</mi>
                  <mn>2</mn>
                </mfrac>
              </mrow>
            </msub>
            <mo stretchy="false">−</mo>
            <msub>
              <mi>y</mi>
              <mi>h</mi>
            </msub>
          </mrow>
        </mrow>
        <mrow>
          <mrow>
            <msup>
              <mrow>
                <mo stretchy="false">(</mo>
                <mrow>
                  <mfrac>
                    <mn>1</mn>
                    <mn>2</mn>
                  </mfrac>
                </mrow>
                <mo stretchy="false">)</mo>
              </mrow>
              <mi>s</mi>
            </msup>
            <mo stretchy="false">−</mo>
            <mn>1</mn>
          </mrow>
        </mrow>
      </mfrac>
    </mrow>
    <annotation encoding="StarMath 5.0">{y_{h over 2}-y_h} over {(1 over 2)^s -1 }</annotation>
  </semantics>
</math>
</file>

<file path=Object 8/content.xml><?xml version="1.0" encoding="utf-8"?>
<math xmlns="http://www.w3.org/1998/Math/MathML">
  <semantics>
    <mrow>
      <msub>
        <mi mathvariant="italic">eps</mi>
        <mrow>
          <mrow>
            <mi>n</mi>
            <mo stretchy="false">+</mo>
            <mn>1</mn>
          </mrow>
        </mrow>
      </msub>
    </mrow>
    <annotation encoding="StarMath 5.0">eps_{n+1}</annotation>
  </semantics>
</math>
</file>

<file path=Object 9/content.xml><?xml version="1.0" encoding="utf-8"?>
<math xmlns="http://www.w3.org/1998/Math/MathML">
  <semantics>
    <mrow>
      <mrow>
        <msub>
          <mi>x</mi>
          <mi>h</mi>
        </msub>
        <mo stretchy="false">+</mo>
        <mi>h</mi>
      </mrow>
    </mrow>
    <annotation encoding="StarMath 5.0">x_h+h</annotation>
  </semantics>
</math>
</file>